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xspeeds3" table:style-name="ta1">
        <table:shapes>
          <draw:frame draw:z-index="0" draw:style-name="gr1" draw:text-style-name="P1" svg:width="1327.69pt" svg:height="473.05pt" svg:x="529.31pt" svg:y="0pt">
            <loext:p draw:notify-on-update-of-ranges="maxspeeds3.A2:maxspeeds3.A222 maxspeeds3.B2:maxspeeds3.B222 maxspeeds3.C2:maxspeeds3.C81 maxspeeds3.D2:maxspeeds3.D8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37.4557879159262" calcext:value-type="float">
            <text:p>37.4557879159262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5" calcext:value-type="float">
            <text:p>24.8858423576715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39" calcext:value-type="float">
            <text:p>30.0971330309539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1" calcext:value-type="float">
            <text:p>39.1161521028861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9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table:formula="of:=[.$C11]" office:value-type="float" office:value="100.4" calcext:value-type="float">
            <text:p>100.4</text:p>
          </table:table-cell>
          <table:table-cell table:formula="of:=[.$D9]"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1]+[.$B10])/2" office:value-type="float" office:value="20" calcext:value-type="float">
            <text:p>20</text:p>
          </table:table-cell>
          <table:table-cell table:formula="of:=0.1/[.$F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5" calcext:value-type="float">
            <text:p>25</text:p>
          </table:table-cell>
          <table:table-cell table:formula="of:=[.$C13]" office:value-type="float" office:value="100.6" calcext:value-type="float">
            <text:p>100.6</text:p>
          </table:table-cell>
          <table:table-cell table:formula="of:=[.$D11]" office:value-type="float" office:value="30" calcext:value-type="float">
            <text:p>30</text:p>
          </table:table-cell>
          <table:table-cell/>
          <table:table-cell table:formula="of:=([.$B12]+[.$B11])/2" office:value-type="float" office:value="22.5" calcext:value-type="float">
            <text:p>22.5</text:p>
          </table:table-cell>
          <table:table-cell table:formula="of:=0.1/[.$F12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3]+[.$B12])/2" office:value-type="float" office:value="25" calcext:value-type="float">
            <text:p>25</text:p>
          </table:table-cell>
          <table:table-cell table:formula="of:=0.1/[.$F1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table:formula="of:=[.$C15]" office:value-type="float" office:value="100.9" calcext:value-type="float">
            <text:p>100.9</text:p>
          </table:table-cell>
          <table:table-cell table:formula="of:=[.$D13]"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7]" office:value-type="float" office:value="101.2" calcext:value-type="float">
            <text:p>101.2</text:p>
          </table:table-cell>
          <table:table-cell table:formula="of:=[.$D15]"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table:formula="of:=[.$C19]" office:value-type="float" office:value="101.5" calcext:value-type="float">
            <text:p>101.5</text:p>
          </table:table-cell>
          <table:table-cell table:formula="of:=[.$D17]"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21]" office:value-type="float" office:value="103.3" calcext:value-type="float">
            <text:p>103.3</text:p>
          </table:table-cell>
          <table:table-cell table:formula="of:=[.$D19]" office:value-type="float" office:value="50" calcext:value-type="float">
            <text:p>50</text:p>
          </table:table-cell>
          <table:table-cell/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table:formula="of:=[.$C23]" office:value-type="float" office:value="103.4" calcext:value-type="float">
            <text:p>103.4</text:p>
          </table:table-cell>
          <table:table-cell table:formula="of:=[.$D21]" office:value-type="float" office:value="30" calcext:value-type="float">
            <text:p>3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30" calcext:value-type="float">
            <text:p>30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3]+[.$B22])/2" office:value-type="float" office:value="30" calcext:value-type="float">
            <text:p>30</text:p>
          </table:table-cell>
          <table:table-cell table:formula="of:=0.1/[.$F2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30" calcext:value-type="float">
            <text:p>30</text:p>
          </table:table-cell>
          <table:table-cell table:formula="of:=[.$C25]" office:value-type="float" office:value="103.6" calcext:value-type="float">
            <text:p>103.6</text:p>
          </table:table-cell>
          <table:table-cell table:formula="of:=[.$D23]" office:value-type="float" office:value="40" calcext:value-type="float">
            <text:p>40</text:p>
          </table:table-cell>
          <table:table-cell/>
          <table:table-cell table:formula="of:=([.$B24]+[.$B23])/2" office:value-type="float" office:value="30" calcext:value-type="float">
            <text:p>30</text:p>
          </table:table-cell>
          <table:table-cell table:formula="of:=0.1/[.$F2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5]+[.$B24])/2" office:value-type="float" office:value="34.4527399332097" calcext:value-type="float">
            <text:p>34.4527399332097</text:p>
          </table:table-cell>
          <table:table-cell table:formula="of:=0.1/[.$F25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7]" office:value-type="float" office:value="106.4" calcext:value-type="float">
            <text:p>106.4</text:p>
          </table:table-cell>
          <table:table-cell table:formula="of:=[.$D25]" office:value-type="float" office:value="50" calcext:value-type="float">
            <text:p>50</text:p>
          </table:table-cell>
          <table:table-cell/>
          <table:table-cell table:formula="of:=([.$B26]+[.$B25])/2" office:value-type="float" office:value="42.5139233767839" calcext:value-type="float">
            <text:p>42.5139233767839</text:p>
          </table:table-cell>
          <table:table-cell table:formula="of:=0.1/[.$F2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50" calcext:value-type="float">
            <text:p>5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7]+[.$B26])/2" office:value-type="float" office:value="48.0611834435742" calcext:value-type="float">
            <text:p>48.0611834435742</text:p>
          </table:table-cell>
          <table:table-cell table:formula="of:=0.1/[.$F27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50" calcext:value-type="float">
            <text:p>50</text:p>
          </table:table-cell>
          <table:table-cell table:formula="of:=[.$C29]" office:value-type="float" office:value="106.8" calcext:value-type="float">
            <text:p>106.8</text:p>
          </table:table-cell>
          <table:table-cell table:formula="of:=[.$D27]" office:value-type="float" office:value="30" calcext:value-type="float">
            <text:p>30</text:p>
          </table:table-cell>
          <table:table-cell/>
          <table:table-cell table:formula="of:=([.$B28]+[.$B27])/2" office:value-type="float" office:value="50" calcext:value-type="float">
            <text:p>50</text:p>
          </table:table-cell>
          <table:table-cell table:formula="of:=0.1/[.$F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9]+[.$B28])/2" office:value-type="float" office:value="50" calcext:value-type="float">
            <text:p>50</text:p>
          </table:table-cell>
          <table:table-cell table:formula="of:=0.1/[.$F2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table:formula="of:=[.$C31]" office:value-type="float" office:value="107.2" calcext:value-type="float">
            <text:p>107.2</text:p>
          </table:table-cell>
          <table:table-cell table:formula="of:=[.$D29]"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table:formula="of:=[.$C33]" office:value-type="float" office:value="107.9" calcext:value-type="float">
            <text:p>107.9</text:p>
          </table:table-cell>
          <table:table-cell table:formula="of:=[.$D31]" office:value-type="float" office:value="40" calcext:value-type="float">
            <text:p>4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50" calcext:value-type="float">
            <text:p>50</text:p>
          </table:table-cell>
          <table:table-cell table:formula="of:=[.$C35]" office:value-type="float" office:value="108.5" calcext:value-type="float">
            <text:p>108.5</text:p>
          </table:table-cell>
          <table:table-cell table:formula="of:=[.$D33]" office:value-type="float" office:value="50" calcext:value-type="float">
            <text:p>50</text:p>
          </table:table-cell>
          <table:table-cell/>
          <table:table-cell table:formula="of:=([.$B34]+[.$B33])/2" office:value-type="float" office:value="50" calcext:value-type="float">
            <text:p>50</text:p>
          </table:table-cell>
          <table:table-cell table:formula="of:=0.1/[.$F3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50" calcext:value-type="float">
            <text:p>50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35]+[.$B34])/2" office:value-type="float" office:value="50" calcext:value-type="float">
            <text:p>50</text:p>
          </table:table-cell>
          <table:table-cell table:formula="of:=0.1/[.$F3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50" calcext:value-type="float">
            <text:p>50</text:p>
          </table:table-cell>
          <table:table-cell table:formula="of:=[.$C37]" office:value-type="float" office:value="109.1" calcext:value-type="float">
            <text:p>109.1</text:p>
          </table:table-cell>
          <table:table-cell table:formula="of:=[.$D35]" office:value-type="float" office:value="40" calcext:value-type="float">
            <text:p>40</text:p>
          </table:table-cell>
          <table:table-cell/>
          <table:table-cell table:formula="of:=([.$B36]+[.$B35])/2" office:value-type="float" office:value="50" calcext:value-type="float">
            <text:p>50</text:p>
          </table:table-cell>
          <table:table-cell table:formula="of:=0.1/[.$F3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50" calcext:value-type="float">
            <text:p>50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7]+[.$B36])/2" office:value-type="float" office:value="50" calcext:value-type="float">
            <text:p>50</text:p>
          </table:table-cell>
          <table:table-cell table:formula="of:=0.1/[.$F3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 table:formula="of:=[.$C39]" office:value-type="float" office:value="109.8" calcext:value-type="float">
            <text:p>109.8</text:p>
          </table:table-cell>
          <table:table-cell table:formula="of:=[.$D37]" office:value-type="float" office:value="50" calcext:value-type="float">
            <text:p>50</text:p>
          </table:table-cell>
          <table:table-cell/>
          <table:table-cell table:formula="of:=([.$B38]+[.$B37])/2" office:value-type="float" office:value="50" calcext:value-type="float">
            <text:p>50</text:p>
          </table:table-cell>
          <table:table-cell table:formula="of:=0.1/[.$F3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9]+[.$B38])/2" office:value-type="float" office:value="50" calcext:value-type="float">
            <text:p>50</text:p>
          </table:table-cell>
          <table:table-cell table:formula="of:=0.1/[.$F3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41]" office:value-type="float" office:value="110" calcext:value-type="float">
            <text:p>110</text:p>
          </table:table-cell>
          <table:table-cell table:formula="of:=[.$D39]" office:value-type="float" office:value="30" calcext:value-type="float">
            <text:p>30</text:p>
          </table:table-cell>
          <table:table-cell/>
          <table:table-cell table:formula="of:=([.$B40]+[.$B39])/2" office:value-type="float" office:value="48.0611834435742" calcext:value-type="float">
            <text:p>48.0611834435742</text:p>
          </table:table-cell>
          <table:table-cell table:formula="of:=0.1/[.$F40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41]+[.$B40])/2" office:value-type="float" office:value="42.5139233767839" calcext:value-type="float">
            <text:p>42.5139233767839</text:p>
          </table:table-cell>
          <table:table-cell table:formula="of:=0.1/[.$F41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table:formula="of:=[.$C43]" office:value-type="float" office:value="110.3" calcext:value-type="float">
            <text:p>110.3</text:p>
          </table:table-cell>
          <table:table-cell table:formula="of:=[.$D41]" office:value-type="float" office:value="20" calcext:value-type="float">
            <text:p>2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5]" office:value-type="float" office:value="111.2" calcext:value-type="float">
            <text:p>111.2</text:p>
          </table:table-cell>
          <table:table-cell table:formula="of:=[.$D43]" office:value-type="float" office:value="25" calcext:value-type="float">
            <text:p>25</text:p>
          </table:table-cell>
          <table:table-cell/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11.3" calcext:value-type="float">
            <text:p>111.3</text:p>
          </table:table-cell>
          <table:table-cell table:formula="of:=[.$D45]" office:value-type="float" office:value="30" calcext:value-type="float">
            <text:p>30</text:p>
          </table:table-cell>
          <table:table-cell/>
          <table:table-cell table:formula="of:=([.$B46]+[.$B45])/2" office:value-type="float" office:value="43.524648582053" calcext:value-type="float">
            <text:p>43.524648582053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50" calcext:value-type="float">
            <text:p>50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47]+[.$B46])/2" office:value-type="float" office:value="48.524648582053" calcext:value-type="float">
            <text:p>48.524648582053</text:p>
          </table:table-cell>
          <table:table-cell table:formula="of:=0.1/[.$F47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50" calcext:value-type="float">
            <text:p>50</text:p>
          </table:table-cell>
          <table:table-cell table:formula="of:=[.$C49]" office:value-type="float" office:value="111.6" calcext:value-type="float">
            <text:p>111.6</text:p>
          </table:table-cell>
          <table:table-cell table:formula="of:=[.$D47]" office:value-type="float" office:value="45" calcext:value-type="float">
            <text:p>45</text:p>
          </table:table-cell>
          <table:table-cell/>
          <table:table-cell table:formula="of:=([.$B48]+[.$B47])/2" office:value-type="float" office:value="50" calcext:value-type="float">
            <text:p>50</text:p>
          </table:table-cell>
          <table:table-cell table:formula="of:=0.1/[.$F4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9]+[.$B48])/2" office:value-type="float" office:value="50" calcext:value-type="float">
            <text:p>50</text:p>
          </table:table-cell>
          <table:table-cell table:formula="of:=0.1/[.$F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 table:formula="of:=[.$C51]" office:value-type="float" office:value="112.3" calcext:value-type="float">
            <text:p>112.3</text:p>
          </table:table-cell>
          <table:table-cell table:formula="of:=[.$D49]" office:value-type="float" office:value="50" calcext:value-type="float">
            <text:p>50</text:p>
          </table:table-cell>
          <table:table-cell/>
          <table:table-cell table:formula="of:=([.$B50]+[.$B49])/2" office:value-type="float" office:value="50" calcext:value-type="float">
            <text:p>50</text:p>
          </table:table-cell>
          <table:table-cell table:formula="of:=0.1/[.$F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51]+[.$B50])/2" office:value-type="float" office:value="50" calcext:value-type="float">
            <text:p>50</text:p>
          </table:table-cell>
          <table:table-cell table:formula="of:=0.1/[.$F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50" calcext:value-type="float">
            <text:p>50</text:p>
          </table:table-cell>
          <table:table-cell table:formula="of:=[.$C53]" office:value-type="float" office:value="113.2" calcext:value-type="float">
            <text:p>113.2</text:p>
          </table:table-cell>
          <table:table-cell table:formula="of:=[.$D51]" office:value-type="float" office:value="25" calcext:value-type="float">
            <text:p>25</text:p>
          </table:table-cell>
          <table:table-cell/>
          <table:table-cell table:formula="of:=([.$B52]+[.$B51])/2" office:value-type="float" office:value="50" calcext:value-type="float">
            <text:p>50</text:p>
          </table:table-cell>
          <table:table-cell table:formula="of:=0.1/[.$F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50" calcext:value-type="float">
            <text:p>5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53]+[.$B52])/2" office:value-type="float" office:value="50" calcext:value-type="float">
            <text:p>50</text:p>
          </table:table-cell>
          <table:table-cell table:formula="of:=0.1/[.$F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50" calcext:value-type="float">
            <text:p>50</text:p>
          </table:table-cell>
          <table:table-cell table:formula="of:=[.$C55]" office:value-type="float" office:value="113.6" calcext:value-type="float">
            <text:p>113.6</text:p>
          </table:table-cell>
          <table:table-cell table:formula="of:=[.$D53]" office:value-type="float" office:value="35" calcext:value-type="float">
            <text:p>35</text:p>
          </table:table-cell>
          <table:table-cell/>
          <table:table-cell table:formula="of:=([.$B54]+[.$B53])/2" office:value-type="float" office:value="50" calcext:value-type="float">
            <text:p>50</text:p>
          </table:table-cell>
          <table:table-cell table:formula="of:=0.1/[.$F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5]+[.$B54])/2" office:value-type="float" office:value="50" calcext:value-type="float">
            <text:p>50</text:p>
          </table:table-cell>
          <table:table-cell table:formula="of:=0.1/[.$F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table:formula="of:=[.$C57]" office:value-type="float" office:value="114.7" calcext:value-type="float">
            <text:p>114.7</text:p>
          </table:table-cell>
          <table:table-cell table:formula="of:=[.$D55]" office:value-type="float" office:value="50" calcext:value-type="float">
            <text:p>5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table:formula="of:=[.$C59]" office:value-type="float" office:value="114.9" calcext:value-type="float">
            <text:p>114.9</text:p>
          </table:table-cell>
          <table:table-cell table:formula="of:=[.$D57]" office:value-type="float" office:value="45" calcext:value-type="float">
            <text:p>45</text:p>
          </table:table-cell>
          <table:table-cell/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50" calcext:value-type="float">
            <text:p>50</text:p>
          </table:table-cell>
          <table:table-cell table:formula="of:=[.$C61]" office:value-type="float" office:value="116.5" calcext:value-type="float">
            <text:p>116.5</text:p>
          </table:table-cell>
          <table:table-cell table:formula="of:=[.$D59]" office:value-type="float" office:value="50" calcext:value-type="float">
            <text:p>50</text:p>
          </table:table-cell>
          <table:table-cell/>
          <table:table-cell table:formula="of:=([.$B60]+[.$B59])/2" office:value-type="float" office:value="50" calcext:value-type="float">
            <text:p>50</text:p>
          </table:table-cell>
          <table:table-cell table:formula="of:=0.1/[.$F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50" calcext:value-type="float">
            <text:p>5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1]+[.$B60])/2" office:value-type="float" office:value="50" calcext:value-type="float">
            <text:p>50</text:p>
          </table:table-cell>
          <table:table-cell table:formula="of:=0.1/[.$F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50" calcext:value-type="float">
            <text:p>50</text:p>
          </table:table-cell>
          <table:table-cell table:formula="of:=[.$C63]" office:value-type="float" office:value="116.7" calcext:value-type="float">
            <text:p>116.7</text:p>
          </table:table-cell>
          <table:table-cell table:formula="of:=[.$D61]" office:value-type="float" office:value="20" calcext:value-type="float">
            <text:p>20</text:p>
          </table:table-cell>
          <table:table-cell/>
          <table:table-cell table:formula="of:=([.$B62]+[.$B61])/2" office:value-type="float" office:value="50" calcext:value-type="float">
            <text:p>50</text:p>
          </table:table-cell>
          <table:table-cell table:formula="of:=0.1/[.$F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3]+[.$B62])/2" office:value-type="float" office:value="50" calcext:value-type="float">
            <text:p>50</text:p>
          </table:table-cell>
          <table:table-cell table:formula="of:=0.1/[.$F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 table:formula="of:=[.$C65]" office:value-type="float" office:value="117" calcext:value-type="float">
            <text:p>117</text:p>
          </table:table-cell>
          <table:table-cell table:formula="of:=[.$D63]" office:value-type="float" office:value="45" calcext:value-type="float">
            <text:p>45</text:p>
          </table:table-cell>
          <table:table-cell/>
          <table:table-cell table:formula="of:=([.$B64]+[.$B63])/2" office:value-type="float" office:value="50" calcext:value-type="float">
            <text:p>50</text:p>
          </table:table-cell>
          <table:table-cell table:formula="of:=0.1/[.$F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65]+[.$B64])/2" office:value-type="float" office:value="50" calcext:value-type="float">
            <text:p>50</text:p>
          </table:table-cell>
          <table:table-cell table:formula="of:=0.1/[.$F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50" calcext:value-type="float">
            <text:p>50</text:p>
          </table:table-cell>
          <table:table-cell table:formula="of:=[.$C67]" office:value-type="float" office:value="117.9" calcext:value-type="float">
            <text:p>117.9</text:p>
          </table:table-cell>
          <table:table-cell table:formula="of:=[.$D65]" office:value-type="float" office:value="20" calcext:value-type="float">
            <text:p>20</text:p>
          </table:table-cell>
          <table:table-cell/>
          <table:table-cell table:formula="of:=([.$B66]+[.$B65])/2" office:value-type="float" office:value="50" calcext:value-type="float">
            <text:p>50</text:p>
          </table:table-cell>
          <table:table-cell table:formula="of:=0.1/[.$F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50" calcext:value-type="float">
            <text:p>5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67]+[.$B66])/2" office:value-type="float" office:value="50" calcext:value-type="float">
            <text:p>50</text:p>
          </table:table-cell>
          <table:table-cell table:formula="of:=0.1/[.$F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50" calcext:value-type="float">
            <text:p>50</text:p>
          </table:table-cell>
          <table:table-cell table:formula="of:=[.$C69]" office:value-type="float" office:value="118.2" calcext:value-type="float">
            <text:p>118.2</text:p>
          </table:table-cell>
          <table:table-cell table:formula="of:=[.$D67]" office:value-type="float" office:value="15" calcext:value-type="float">
            <text:p>15</text:p>
          </table:table-cell>
          <table:table-cell/>
          <table:table-cell table:formula="of:=([.$B68]+[.$B67])/2" office:value-type="float" office:value="50" calcext:value-type="float">
            <text:p>50</text:p>
          </table:table-cell>
          <table:table-cell table:formula="of:=0.1/[.$F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69]+[.$B68])/2" office:value-type="float" office:value="50" calcext:value-type="float">
            <text:p>50</text:p>
          </table:table-cell>
          <table:table-cell table:formula="of:=0.1/[.$F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table:formula="of:=[.$C71]" office:value-type="float" office:value="118.4" calcext:value-type="float">
            <text:p>118.4</text:p>
          </table:table-cell>
          <table:table-cell table:formula="of:=[.$D69]" office:value-type="float" office:value="40" calcext:value-type="float">
            <text:p>40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3]" office:value-type="float" office:value="118.6" calcext:value-type="float">
            <text:p>118.6</text:p>
          </table:table-cell>
          <table:table-cell table:formula="of:=[.$D71]" office:value-type="float" office:value="40" calcext:value-type="float">
            <text:p>40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table:formula="of:=[.$C75]" office:value-type="float" office:value="118.8" calcext:value-type="float">
            <text:p>118.8</text:p>
          </table:table-cell>
          <table:table-cell table:formula="of:=[.$D73]" office:value-type="float" office:value="50" calcext:value-type="float">
            <text:p>50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table:formula="of:=[.$C77]" office:value-type="float" office:value="118.9" calcext:value-type="float">
            <text:p>118.9</text:p>
          </table:table-cell>
          <table:table-cell table:formula="of:=[.$D75]" office:value-type="float" office:value="42.5" calcext:value-type="float">
            <text:p>42.5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79]" office:value-type="float" office:value="121.1" calcext:value-type="float">
            <text:p>121.1</text:p>
          </table:table-cell>
          <table:table-cell table:formula="of:=[.$D77]" office:value-type="float" office:value="50" calcext:value-type="float">
            <text:p>50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81]" office:value-type="float" office:value="121.3" calcext:value-type="float">
            <text:p>121.3</text:p>
          </table:table-cell>
          <table:table-cell table:formula="of:=[.$D79]" office:value-type="float" office:value="25" calcext:value-type="float">
            <text:p>25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1]+[.$B80])/2" office:value-type="float" office:value="43.524648582053" calcext:value-type="float">
            <text:p>43.524648582053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2]+[.$B81])/2" office:value-type="float" office:value="40" calcext:value-type="float">
            <text:p>40</text:p>
          </table:table-cell>
          <table:table-cell table:formula="of:=0.1/[.$F82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3]+[.$B82])/2" office:value-type="float" office:value="40" calcext:value-type="float">
            <text:p>40</text:p>
          </table:table-cell>
          <table:table-cell table:formula="of:=0.1/[.$F83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4]+[.$B83])/2" office:value-type="float" office:value="40" calcext:value-type="float">
            <text:p>40</text:p>
          </table:table-cell>
          <table:table-cell table:formula="of:=0.1/[.$F84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5]+[.$B84])/2" office:value-type="float" office:value="40" calcext:value-type="float">
            <text:p>40</text:p>
          </table:table-cell>
          <table:table-cell table:formula="of:=0.1/[.$F8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6]+[.$B85])/2" office:value-type="float" office:value="40" calcext:value-type="float">
            <text:p>40</text:p>
          </table:table-cell>
          <table:table-cell table:formula="of:=0.1/[.$F8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7]+[.$B86])/2" office:value-type="float" office:value="40" calcext:value-type="float">
            <text:p>40</text:p>
          </table:table-cell>
          <table:table-cell table:formula="of:=0.1/[.$F8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89]+[.$B88])/2" office:value-type="float" office:value="43.524648582053" calcext:value-type="float">
            <text:p>43.524648582053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0]+[.$B89])/2" office:value-type="float" office:value="48.524648582053" calcext:value-type="float">
            <text:p>48.524648582053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93]+[.$B92])/2" office:value-type="float" office:value="48.524648582053" calcext:value-type="float">
            <text:p>48.524648582053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4]+[.$B93])/2" office:value-type="float" office:value="43.524648582053" calcext:value-type="float">
            <text:p>43.524648582053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8]+[.$B97])/2" office:value-type="float" office:value="40" calcext:value-type="float">
            <text:p>40</text:p>
          </table:table-cell>
          <table:table-cell table:formula="of:=0.1/[.$F9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99]+[.$B98])/2" office:value-type="float" office:value="40" calcext:value-type="float">
            <text:p>40</text:p>
          </table:table-cell>
          <table:table-cell table:formula="of:=0.1/[.$F99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00]+[.$B99])/2" office:value-type="float" office:value="40" calcext:value-type="float">
            <text:p>40</text:p>
          </table:table-cell>
          <table:table-cell table:formula="of:=0.1/[.$F100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01]+[.$B100])/2" office:value-type="float" office:value="43.524648582053" calcext:value-type="float">
            <text:p>43.524648582053</text:p>
          </table:table-cell>
          <table:table-cell table:formula="of:=0.1/[.$F10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2]+[.$B101])/2" office:value-type="float" office:value="48.524648582053" calcext:value-type="float">
            <text:p>48.524648582053</text:p>
          </table:table-cell>
          <table:table-cell table:formula="of:=0.1/[.$F102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3]+[.$B102])/2" office:value-type="float" office:value="50" calcext:value-type="float">
            <text:p>50</text:p>
          </table:table-cell>
          <table:table-cell table:formula="of:=0.1/[.$F1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04]+[.$B103])/2" office:value-type="float" office:value="50" calcext:value-type="float">
            <text:p>50</text:p>
          </table:table-cell>
          <table:table-cell table:formula="of:=0.1/[.$F1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table:number-columns-repeated="3"/>
          <table:table-cell table:formula="of:=([.$B105]+[.$B104])/2" office:value-type="float" office:value="48.0611834435742" calcext:value-type="float">
            <text:p>48.0611834435742</text:p>
          </table:table-cell>
          <table:table-cell table:formula="of:=0.1/[.$F105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0]+[.$B109])/2" office:value-type="float" office:value="20" calcext:value-type="float">
            <text:p>20</text:p>
          </table:table-cell>
          <table:table-cell table:formula="of:=0.1/[.$F11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1]+[.$B110])/2" office:value-type="float" office:value="20" calcext:value-type="float">
            <text:p>20</text:p>
          </table:table-cell>
          <table:table-cell table:formula="of:=0.1/[.$F11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129]+[.$B128])/2" office:value-type="float" office:value="49.8289603633997" calcext:value-type="float">
            <text:p>49.8289603633997</text:p>
          </table:table-cell>
          <table:table-cell table:formula="of:=0.1/[.$F129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130]+[.$B129])/2" office:value-type="float" office:value="46.3479794353319" calcext:value-type="float">
            <text:p>46.3479794353319</text:p>
          </table:table-cell>
          <table:table-cell table:formula="of:=0.1/[.$F130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131]+[.$B130])/2" office:value-type="float" office:value="39.1161521028861" calcext:value-type="float">
            <text:p>39.1161521028861</text:p>
          </table:table-cell>
          <table:table-cell table:formula="of:=0.1/[.$F131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2]+[.$B131])/2" office:value-type="float" office:value="30.0971330309539" calcext:value-type="float">
            <text:p>30.0971330309539</text:p>
          </table:table-cell>
          <table:table-cell table:formula="of:=0.1/[.$F132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3]+[.$B132])/2" office:value-type="float" office:value="25" calcext:value-type="float">
            <text:p>25</text:p>
          </table:table-cell>
          <table:table-cell table:formula="of:=0.1/[.$F133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4]+[.$B133])/2" office:value-type="float" office:value="25" calcext:value-type="float">
            <text:p>25</text:p>
          </table:table-cell>
          <table:table-cell table:formula="of:=0.1/[.$F13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5" calcext:value-type="float">
            <text:p>25</text:p>
          </table:table-cell>
          <table:table-cell table:formula="of:=0.1/[.$F13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7]+[.$B156])/2" office:value-type="float" office:value="45" calcext:value-type="float">
            <text:p>45</text:p>
          </table:table-cell>
          <table:table-cell table:formula="of:=0.1/[.$F157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8]+[.$B157])/2" office:value-type="float" office:value="45" calcext:value-type="float">
            <text:p>45</text:p>
          </table:table-cell>
          <table:table-cell table:formula="of:=0.1/[.$F15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9]+[.$B158])/2" office:value-type="float" office:value="47.5" calcext:value-type="float">
            <text:p>47.5</text:p>
          </table:table-cell>
          <table:table-cell table:formula="of:=0.1/[.$F159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0]+[.$B159])/2" office:value-type="float" office:value="50" calcext:value-type="float">
            <text:p>50</text:p>
          </table:table-cell>
          <table:table-cell table:formula="of:=0.1/[.$F16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1]+[.$B160])/2" office:value-type="float" office:value="50" calcext:value-type="float">
            <text:p>50</text:p>
          </table:table-cell>
          <table:table-cell table:formula="of:=0.1/[.$F16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2]+[.$B161])/2" office:value-type="float" office:value="50" calcext:value-type="float">
            <text:p>50</text:p>
          </table:table-cell>
          <table:table-cell table:formula="of:=0.1/[.$F16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3]+[.$B162])/2" office:value-type="float" office:value="50" calcext:value-type="float">
            <text:p>50</text:p>
          </table:table-cell>
          <table:table-cell table:formula="of:=0.1/[.$F16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4]+[.$B163])/2" office:value-type="float" office:value="50" calcext:value-type="float">
            <text:p>50</text:p>
          </table:table-cell>
          <table:table-cell table:formula="of:=0.1/[.$F16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50" calcext:value-type="float">
            <text:p>50</text:p>
          </table:table-cell>
          <table:table-cell table:formula="of:=0.1/[.$F16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9]+[.$B168])/2" office:value-type="float" office:value="50" calcext:value-type="float">
            <text:p>50</text:p>
          </table:table-cell>
          <table:table-cell table:formula="of:=0.1/[.$F16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70]+[.$B169])/2" office:value-type="float" office:value="50" calcext:value-type="float">
            <text:p>50</text:p>
          </table:table-cell>
          <table:table-cell table:formula="of:=0.1/[.$F1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47.3382413161821" calcext:value-type="float">
            <text:p>47.3382413161821</text:p>
          </table:table-cell>
          <table:table-cell table:number-columns-repeated="3"/>
          <table:table-cell table:formula="of:=([.$B171]+[.$B170])/2" office:value-type="float" office:value="48.6691206580911" calcext:value-type="float">
            <text:p>48.6691206580911</text:p>
          </table:table-cell>
          <table:table-cell table:formula="of:=0.1/[.$F171]*60" office:value-type="float" office:value="0.12328145482946" calcext:value-type="float">
            <text:p>0.12328145482946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40.3394686042433" calcext:value-type="float">
            <text:p>40.3394686042433</text:p>
          </table:table-cell>
          <table:table-cell table:number-columns-repeated="3"/>
          <table:table-cell table:formula="of:=([.$B172]+[.$B171])/2" office:value-type="float" office:value="43.8388549602127" calcext:value-type="float">
            <text:p>43.8388549602127</text:p>
          </table:table-cell>
          <table:table-cell table:formula="of:=0.1/[.$F172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3]+[.$B172])/2" office:value-type="float" office:value="36.0885624910648" calcext:value-type="float">
            <text:p>36.0885624910648</text:p>
          </table:table-cell>
          <table:table-cell table:formula="of:=0.1/[.$F173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25.9188281889431" calcext:value-type="float">
            <text:p>25.9188281889431</text:p>
          </table:table-cell>
          <table:table-cell table:formula="of:=0.1/[.$F174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1]+[.$B180])/2" office:value-type="float" office:value="20" calcext:value-type="float">
            <text:p>20</text:p>
          </table:table-cell>
          <table:table-cell table:formula="of:=0.1/[.$F181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20" calcext:value-type="float">
            <text:p>20</text:p>
          </table:table-cell>
          <table:table-cell table:formula="of:=0.1/[.$F18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" calcext:value-type="float">
            <text:p>43.524648582053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" calcext:value-type="float">
            <text:p>44.774648582053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.1923404976462" calcext:value-type="float">
            <text:p>49.1923404976462</text:p>
          </table:table-cell>
          <table:table-cell table:number-columns-repeated="3"/>
          <table:table-cell table:formula="of:=([.$B199]+[.$B198])/2" office:value-type="float" office:value="45.8461702488231" calcext:value-type="float">
            <text:p>45.8461702488231</text:p>
          </table:table-cell>
          <table:table-cell table:formula="of:=0.1/[.$F199]*60" office:value-type="float" office:value="0.130872436398415" calcext:value-type="float">
            <text:p>0.130872436398415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0]+[.$B199])/2" office:value-type="float" office:value="49.5961702488231" calcext:value-type="float">
            <text:p>49.5961702488231</text:p>
          </table:table-cell>
          <table:table-cell table:formula="of:=0.1/[.$F200]*60" office:value-type="float" office:value="0.120977082905759" calcext:value-type="float">
            <text:p>0.120977082905759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1]+[.$B200])/2" office:value-type="float" office:value="50" calcext:value-type="float">
            <text:p>50</text:p>
          </table:table-cell>
          <table:table-cell table:formula="of:=0.1/[.$F20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2]+[.$B201])/2" office:value-type="float" office:value="50" calcext:value-type="float">
            <text:p>50</text:p>
          </table:table-cell>
          <table:table-cell table:formula="of:=0.1/[.$F20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3]+[.$B202])/2" office:value-type="float" office:value="50" calcext:value-type="float">
            <text:p>50</text:p>
          </table:table-cell>
          <table:table-cell table:formula="of:=0.1/[.$F20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4]+[.$B203])/2" office:value-type="float" office:value="50" calcext:value-type="float">
            <text:p>50</text:p>
          </table:table-cell>
          <table:table-cell table:formula="of:=0.1/[.$F20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5]+[.$B204])/2" office:value-type="float" office:value="50" calcext:value-type="float">
            <text:p>50</text:p>
          </table:table-cell>
          <table:table-cell table:formula="of:=0.1/[.$F20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50" calcext:value-type="float">
            <text:p>50</text:p>
          </table:table-cell>
          <table:table-cell table:formula="of:=0.1/[.$F20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1" calcext:value-type="float">
            <text:p>39.1161521028861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39" calcext:value-type="float">
            <text:p>30.0971330309539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5" calcext:value-type="float">
            <text:p>24.8858423576715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table table:name="with stations" table:style-name="ta1">
        <table:shapes>
          <draw:frame draw:z-index="0" draw:style-name="gr1" draw:text-style-name="P1" svg:width="1327.63pt" svg:height="472.85pt" svg:x="530.7pt" svg:y="0pt">
            <loext:p draw:notify-on-update-of-ranges="'with stations'.D2:'with stations'.D114 'with stations'.A2:'with stations'.A234 'with stations'.B2:'with stations'.B234 'with stations'.C2:'with stations'.C114 'with stations'.D2:'with stations'.D1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mplimit</text:p>
          </table:table-cell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avg speed</text:p>
          </table:table-cell>
          <table:table-cell office:value-type="string" calcext:value-type="string">
            <text:p>segment tim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ceanside</text:p>
          </table:table-cell>
          <table:table-cell table:number-columns-repeated="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99.3" calcext:value-type="float">
            <text:p>99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3]+[.$B2])/2" office:value-type="float" office:value="12.3858423576716" calcext:value-type="float">
            <text:p>12.3858423576716</text:p>
          </table:table-cell>
          <table:table-cell table:formula="of:=0.1/[.$F3]*60" office:value-type="float" office:value="0.484424056655599" calcext:value-type="float">
            <text:p>0.484424056655599</text:p>
          </table:table-cell>
          <table:table-cell table:formula="of:=SUM([.G3:.G222])" office:value-type="float" office:value="47.6413986500297" calcext:value-type="float">
            <text:p>47.6413986500297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 table:formula="of:=[.$C5]" office:value-type="float" office:value="99.5" calcext:value-type="float">
            <text:p>99.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4]+[.$B3])/2" office:value-type="float" office:value="24.8858423576716" calcext:value-type="float">
            <text:p>24.8858423576716</text:p>
          </table:table-cell>
          <table:table-cell table:formula="of:=0.1/[.$F4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35.1942660619079" calcext:value-type="float">
            <text:p>35.1942660619079</text:p>
          </table:table-cell>
          <table:table-cell office:value-type="float" office:value="99.5" calcext:value-type="float">
            <text:p>99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]+[.$B4])/2" office:value-type="float" office:value="30.097133030954" calcext:value-type="float">
            <text:p>30.097133030954</text:p>
          </table:table-cell>
          <table:table-cell table:formula="of:=0.1/[.$F5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43.0380381438644" calcext:value-type="float">
            <text:p>43.0380381438644</text:p>
          </table:table-cell>
          <table:table-cell table:formula="of:=[.$C7]" office:value-type="float" office:value="100.1" calcext:value-type="float">
            <text:p>100.1</text:p>
          </table:table-cell>
          <table:table-cell table:formula="of:=[.$D5]" office:value-type="float" office:value="50" calcext:value-type="float">
            <text:p>50</text:p>
          </table:table-cell>
          <table:table-cell/>
          <table:table-cell table:formula="of:=([.$B6]+[.$B5])/2" office:value-type="float" office:value="39.1161521028862" calcext:value-type="float">
            <text:p>39.1161521028862</text:p>
          </table:table-cell>
          <table:table-cell table:formula="of:=0.1/[.$F6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47.3382413161821" calcext:value-type="float">
            <text:p>47.3382413161821</text:p>
          </table:table-cell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7]+[.$B6])/2" office:value-type="float" office:value="45.1881397300233" calcext:value-type="float">
            <text:p>45.1881397300233</text:p>
          </table:table-cell>
          <table:table-cell table:formula="of:=0.1/[.$F7]*60" office:value-type="float" office:value="0.132778203215424" calcext:value-type="float">
            <text:p>0.132778203215424</text:p>
          </table:table-cell>
          <table:table-cell/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40.3394686042433" calcext:value-type="float">
            <text:p>40.3394686042433</text:p>
          </table:table-cell>
          <table:table-cell table:formula="of:=[.$C10]" office:value-type="float" office:value="100.2" calcext:value-type="float">
            <text:p>100.2</text:p>
          </table:table-cell>
          <table:table-cell table:formula="of:=[.$D7]" office:value-type="float" office:value="20" calcext:value-type="float">
            <text:p>20</text:p>
          </table:table-cell>
          <table:table-cell/>
          <table:table-cell table:formula="of:=([.$B8]+[.$B7])/2" office:value-type="float" office:value="43.8388549602127" calcext:value-type="float">
            <text:p>43.8388549602127</text:p>
          </table:table-cell>
          <table:table-cell table:formula="of:=0.1/[.$F8]*60" office:value-type="float" office:value="0.136864888589026" calcext:value-type="float">
            <text:p>0.13686488858902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8376563778863" calcext:value-type="float">
            <text:p>31.8376563778863</text:p>
          </table:table-cell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ast hwy</text:p>
          </table:table-cell>
          <table:table-cell table:formula="of:=([.$B9]+[.$B8])/2" office:value-type="float" office:value="36.0885624910648" calcext:value-type="float">
            <text:p>36.0885624910648</text:p>
          </table:table-cell>
          <table:table-cell table:formula="of:=0.1/[.$F9]*60" office:value-type="float" office:value="0.166257661315425" calcext:value-type="float">
            <text:p>0.166257661315425</text:p>
          </table:table-cell>
          <table:table-cell/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0]+[.$B9])/2" office:value-type="float" office:value="25.9188281889431" calcext:value-type="float">
            <text:p>25.9188281889431</text:p>
          </table:table-cell>
          <table:table-cell table:formula="of:=0.1/[.$F10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0" calcext:value-type="float">
            <text:p>0</text:p>
          </table:table-cell>
          <table:table-cell table:formula="of:=[.$C12]" office:value-type="float" office:value="100.4" calcext:value-type="float">
            <text:p>100.4</text:p>
          </table:table-cell>
          <table:table-cell table:formula="of:=[.$D10]" office:value-type="float" office:value="25" calcext:value-type="float">
            <text:p>25</text:p>
          </table:table-cell>
          <table:table-cell/>
          <table:table-cell table:formula="of:=([.$B11]+[.$B10])/2" office:value-type="float" office:value="10" calcext:value-type="float">
            <text:p>10</text:p>
          </table:table-cell>
          <table:table-cell table:formula="of:=0.1/[.$F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0.4" calcext:value-type="float">
            <text:p>100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2]+[.$B11])/2" office:value-type="float" office:value="12.3858423576716" calcext:value-type="float">
            <text:p>12.3858423576716</text:p>
          </table:table-cell>
          <table:table-cell table:formula="of:=0.1/[.$F1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25" calcext:value-type="float">
            <text:p>25</text:p>
          </table:table-cell>
          <table:table-cell table:formula="of:=[.$C14]" office:value-type="float" office:value="100.6" calcext:value-type="float">
            <text:p>100.6</text:p>
          </table:table-cell>
          <table:table-cell table:formula="of:=[.$D12]" office:value-type="float" office:value="30" calcext:value-type="float">
            <text:p>30</text:p>
          </table:table-cell>
          <table:table-cell/>
          <table:table-cell table:formula="of:=([.$B13]+[.$B12])/2" office:value-type="float" office:value="24.8858423576716" calcext:value-type="float">
            <text:p>24.8858423576716</text:p>
          </table:table-cell>
          <table:table-cell table:formula="of:=0.1/[.$F13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30" calcext:value-type="float">
            <text:p>30</text:p>
          </table:table-cell>
          <table:table-cell office:value-type="float" office:value="100.6" calcext:value-type="float">
            <text:p>100.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14]+[.$B13])/2" office:value-type="float" office:value="27.5" calcext:value-type="float">
            <text:p>27.5</text:p>
          </table:table-cell>
          <table:table-cell table:formula="of:=0.1/[.$F14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30" calcext:value-type="float">
            <text:p>30</text:p>
          </table:table-cell>
          <table:table-cell table:formula="of:=[.$C16]" office:value-type="float" office:value="100.9" calcext:value-type="float">
            <text:p>100.9</text:p>
          </table:table-cell>
          <table:table-cell table:formula="of:=[.$D14]" office:value-type="float" office:value="45" calcext:value-type="float">
            <text:p>45</text:p>
          </table:table-cell>
          <table:table-cell/>
          <table:table-cell table:formula="of:=([.$B15]+[.$B14])/2" office:value-type="float" office:value="30" calcext:value-type="float">
            <text:p>30</text:p>
          </table:table-cell>
          <table:table-cell table:formula="of:=0.1/[.$F1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0.9" calcext:value-type="float">
            <text:p>100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6]+[.$B15])/2" office:value-type="float" office:value="34.4527399332097" calcext:value-type="float">
            <text:p>34.4527399332097</text:p>
          </table:table-cell>
          <table:table-cell table:formula="of:=0.1/[.$F16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45" calcext:value-type="float">
            <text:p>45</text:p>
          </table:table-cell>
          <table:table-cell table:formula="of:=[.$C18]" office:value-type="float" office:value="101.2" calcext:value-type="float">
            <text:p>101.2</text:p>
          </table:table-cell>
          <table:table-cell table:formula="of:=[.$D16]" office:value-type="float" office:value="50" calcext:value-type="float">
            <text:p>50</text:p>
          </table:table-cell>
          <table:table-cell/>
          <table:table-cell table:formula="of:=([.$B17]+[.$B16])/2" office:value-type="float" office:value="41.9527399332097" calcext:value-type="float">
            <text:p>41.9527399332097</text:p>
          </table:table-cell>
          <table:table-cell table:formula="of:=0.1/[.$F17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45" calcext:value-type="float">
            <text:p>45</text:p>
          </table:table-cell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18]+[.$B17])/2" office:value-type="float" office:value="45" calcext:value-type="float">
            <text:p>45</text:p>
          </table:table-cell>
          <table:table-cell table:formula="of:=0.1/[.$F18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21]" office:value-type="float" office:value="101.5" calcext:value-type="float">
            <text:p>101.5</text:p>
          </table:table-cell>
          <table:table-cell table:formula="of:=[.$D18]" office:value-type="float" office:value="30" calcext:value-type="float">
            <text:p>30</text:p>
          </table:table-cell>
          <table:table-cell/>
          <table:table-cell table:formula="of:=([.$B19]+[.$B18])/2" office:value-type="float" office:value="45.5611834435742" calcext:value-type="float">
            <text:p>45.5611834435742</text:p>
          </table:table-cell>
          <table:table-cell table:formula="of:=0.1/[.$F19]*60" office:value-type="float" office:value="0.131691048092084" calcext:value-type="float">
            <text:p>0.131691048092084</text:p>
          </table:table-cell>
          <table:table-cell/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uch st</text:p>
          </table:table-cell>
          <table:table-cell table:formula="of:=([.$B20]+[.$B19])/2" office:value-type="float" office:value="42.5139233767839" calcext:value-type="float">
            <text:p>42.5139233767839</text:p>
          </table:table-cell>
          <table:table-cell table:formula="of:=0.1/[.$F20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30" calcext:value-type="float">
            <text:p>30</text:p>
          </table:table-cell>
          <table:table-cell office:value-type="float" office:value="101.5" calcext:value-type="float">
            <text:p>101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1]+[.$B20])/2" office:value-type="float" office:value="34.4527399332097" calcext:value-type="float">
            <text:p>34.4527399332097</text:p>
          </table:table-cell>
          <table:table-cell table:formula="of:=0.1/[.$F21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30" calcext:value-type="float">
            <text:p>3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2]+[.$B21])/2" office:value-type="float" office:value="30" calcext:value-type="float">
            <text:p>30</text:p>
          </table:table-cell>
          <table:table-cell table:formula="of:=0.1/[.$F2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 camino real</text:p>
          </table:table-cell>
          <table:table-cell table:formula="of:=([.$B23]+[.$B22])/2" office:value-type="float" office:value="27.3858423576716" calcext:value-type="float">
            <text:p>27.3858423576716</text:p>
          </table:table-cell>
          <table:table-cell table:formula="of:=0.1/[.$F23]*60" office:value-type="float" office:value="0.219091307166574" calcext:value-type="float">
            <text:p>0.219091307166574</text:p>
          </table:table-cell>
          <table:table-cell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102.9" calcext:value-type="float">
            <text:p>102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24]+[.$B23])/2" office:value-type="float" office:value="12.3858423576716" calcext:value-type="float">
            <text:p>12.3858423576716</text:p>
          </table:table-cell>
          <table:table-cell table:formula="of:=0.1/[.$F2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26]" office:value-type="float" office:value="103.3" calcext:value-type="float">
            <text:p>103.3</text:p>
          </table:table-cell>
          <table:table-cell table:formula="of:=[.$D21]" office:value-type="float" office:value="50" calcext:value-type="float">
            <text:p>50</text:p>
          </table:table-cell>
          <table:table-cell/>
          <table:table-cell table:formula="of:=([.$B25]+[.$B24])/2" office:value-type="float" office:value="12.3858423576716" calcext:value-type="float">
            <text:p>12.3858423576716</text:p>
          </table:table-cell>
          <table:table-cell table:formula="of:=0.1/[.$F2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26]+[.$B25])/2" office:value-type="float" office:value="29.9020686013058" calcext:value-type="float">
            <text:p>29.9020686013058</text:p>
          </table:table-cell>
          <table:table-cell table:formula="of:=0.1/[.$F2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28]" office:value-type="float" office:value="103.4" calcext:value-type="float">
            <text:p>103.4</text:p>
          </table:table-cell>
          <table:table-cell table:formula="of:=[.$D26]" office:value-type="float" office:value="30" calcext:value-type="float">
            <text:p>30</text:p>
          </table:table-cell>
          <table:table-cell/>
          <table:table-cell table:formula="of:=([.$B27]+[.$B26])/2" office:value-type="float" office:value="38.9691345016601" calcext:value-type="float">
            <text:p>38.9691345016601</text:p>
          </table:table-cell>
          <table:table-cell table:formula="of:=0.1/[.$F2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3.4" calcext:value-type="float">
            <text:p>103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28]+[.$B27])/2" office:value-type="float" office:value="46.2245929733689" calcext:value-type="float">
            <text:p>46.2245929733689</text:p>
          </table:table-cell>
          <table:table-cell table:formula="of:=0.1/[.$F2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formula="of:=[.$C30]" office:value-type="float" office:value="103.6" calcext:value-type="float">
            <text:p>103.6</text:p>
          </table:table-cell>
          <table:table-cell table:formula="of:=[.$D28]" office:value-type="float" office:value="40" calcext:value-type="float">
            <text:p>40</text:p>
          </table:table-cell>
          <table:table-cell/>
          <table:table-cell table:formula="of:=([.$B29]+[.$B28])/2" office:value-type="float" office:value="49.7716847153431" calcext:value-type="float">
            <text:p>49.7716847153431</text:p>
          </table:table-cell>
          <table:table-cell table:formula="of:=0.1/[.$F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50" calcext:value-type="float">
            <text:p>50</text:p>
          </table:table-cell>
          <table:table-cell office:value-type="float" office:value="103.6" calcext:value-type="float">
            <text:p>10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0]+[.$B29])/2" office:value-type="float" office:value="50" calcext:value-type="float">
            <text:p>50</text:p>
          </table:table-cell>
          <table:table-cell table:formula="of:=0.1/[.$F3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1]+[.$B30])/2" office:value-type="float" office:value="50" calcext:value-type="float">
            <text:p>50</text:p>
          </table:table-cell>
          <table:table-cell table:formula="of:=0.1/[.$F3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32]+[.$B31])/2" office:value-type="float" office:value="50" calcext:value-type="float">
            <text:p>50</text:p>
          </table:table-cell>
          <table:table-cell table:formula="of:=0.1/[.$F3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50" calcext:value-type="float">
            <text:p>50</text:p>
          </table:table-cell>
          <table:table-cell office:value-type="float" office:value="104.1" calcext:value-type="float">
            <text:p>104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3]+[.$B32])/2" office:value-type="float" office:value="50" calcext:value-type="float">
            <text:p>50</text:p>
          </table:table-cell>
          <table:table-cell table:formula="of:=0.1/[.$F3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4]+[.$B33])/2" office:value-type="float" office:value="49.7716847153431" calcext:value-type="float">
            <text:p>49.7716847153431</text:p>
          </table:table-cell>
          <table:table-cell table:formula="of:=0.1/[.$F34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cho del oro</text:p>
          </table:table-cell>
          <table:table-cell table:formula="of:=([.$B35]+[.$B34])/2" office:value-type="float" office:value="46.2245929733689" calcext:value-type="float">
            <text:p>46.2245929733689</text:p>
          </table:table-cell>
          <table:table-cell table:formula="of:=0.1/[.$F3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5.5" calcext:value-type="float">
            <text:p>105.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36]+[.$B35])/2" office:value-type="float" office:value="38.9691345016601" calcext:value-type="float">
            <text:p>38.9691345016601</text:p>
          </table:table-cell>
          <table:table-cell table:formula="of:=0.1/[.$F36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38]" office:value-type="float" office:value="106.4" calcext:value-type="float">
            <text:p>106.4</text:p>
          </table:table-cell>
          <table:table-cell table:formula="of:=[.$D30]" office:value-type="float" office:value="50" calcext:value-type="float">
            <text:p>50</text:p>
          </table:table-cell>
          <table:table-cell/>
          <table:table-cell table:formula="of:=([.$B37]+[.$B36])/2" office:value-type="float" office:value="29.9020686013058" calcext:value-type="float">
            <text:p>29.9020686013058</text:p>
          </table:table-cell>
          <table:table-cell table:formula="of:=0.1/[.$F37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0" calcext:value-type="float">
            <text:p>0</text:p>
          </table:table-cell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38]+[.$B37])/2" office:value-type="float" office:value="12.3858423576716" calcext:value-type="float">
            <text:p>12.3858423576716</text:p>
          </table:table-cell>
          <table:table-cell table:formula="of:=0.1/[.$F38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4.7716847153431" calcext:value-type="float">
            <text:p>24.7716847153431</text:p>
          </table:table-cell>
          <table:table-cell table:formula="of:=[.$C40]" office:value-type="float" office:value="106.8" calcext:value-type="float">
            <text:p>106.8</text:p>
          </table:table-cell>
          <table:table-cell table:formula="of:=[.$D38]" office:value-type="float" office:value="30" calcext:value-type="float">
            <text:p>30</text:p>
          </table:table-cell>
          <table:table-cell/>
          <table:table-cell table:formula="of:=([.$B39]+[.$B38])/2" office:value-type="float" office:value="12.3858423576716" calcext:value-type="float">
            <text:p>12.3858423576716</text:p>
          </table:table-cell>
          <table:table-cell table:formula="of:=0.1/[.$F39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6.8" calcext:value-type="float">
            <text:p>106.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0]+[.$B39])/2" office:value-type="float" office:value="29.9020686013058" calcext:value-type="float">
            <text:p>29.9020686013058</text:p>
          </table:table-cell>
          <table:table-cell table:formula="of:=0.1/[.$F4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42]" office:value-type="float" office:value="107.2" calcext:value-type="float">
            <text:p>107.2</text:p>
          </table:table-cell>
          <table:table-cell table:formula="of:=[.$D40]" office:value-type="float" office:value="50" calcext:value-type="float">
            <text:p>50</text:p>
          </table:table-cell>
          <table:table-cell/>
          <table:table-cell table:formula="of:=([.$B41]+[.$B40])/2" office:value-type="float" office:value="36.968966176844" calcext:value-type="float">
            <text:p>36.968966176844</text:p>
          </table:table-cell>
          <table:table-cell table:formula="of:=0.1/[.$F41]*60" office:value-type="float" office:value="0.16229829017394" calcext:value-type="float">
            <text:p>0.16229829017394</text:p>
          </table:table-cell>
          <table:table-cell/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30" calcext:value-type="float">
            <text:p>30</text:p>
          </table:table-cell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2]+[.$B41])/2" office:value-type="float" office:value="34.4527399332097" calcext:value-type="float">
            <text:p>34.4527399332097</text:p>
          </table:table-cell>
          <table:table-cell table:formula="of:=0.1/[.$F42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30" calcext:value-type="float">
            <text:p>3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3]+[.$B42])/2" office:value-type="float" office:value="30" calcext:value-type="float">
            <text:p>30</text:p>
          </table:table-cell>
          <table:table-cell table:formula="of:=0.1/[.$F43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lrose</text:p>
          </table:table-cell>
          <table:table-cell table:formula="of:=([.$B44]+[.$B43])/2" office:value-type="float" office:value="34.4527399332097" calcext:value-type="float">
            <text:p>34.4527399332097</text:p>
          </table:table-cell>
          <table:table-cell table:formula="of:=0.1/[.$F44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40" calcext:value-type="float">
            <text:p>40</text:p>
          </table:table-cell>
          <table:table-cell office:value-type="float" office:value="107.5" calcext:value-type="float">
            <text:p>107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5]+[.$B44])/2" office:value-type="float" office:value="39.4527399332097" calcext:value-type="float">
            <text:p>39.4527399332097</text:p>
          </table:table-cell>
          <table:table-cell table:formula="of:=0.1/[.$F45]*60" office:value-type="float" office:value="0.152080692244886" calcext:value-type="float">
            <text:p>0.152080692244886</text:p>
          </table:table-cell>
          <table:table-cell/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47]" office:value-type="float" office:value="107.9" calcext:value-type="float">
            <text:p>107.9</text:p>
          </table:table-cell>
          <table:table-cell table:formula="of:=[.$D42]" office:value-type="float" office:value="40" calcext:value-type="float">
            <text:p>40</text:p>
          </table:table-cell>
          <table:table-cell/>
          <table:table-cell table:formula="of:=([.$B46]+[.$B45])/2" office:value-type="float" office:value="43.5246485820531" calcext:value-type="float">
            <text:p>43.5246485820531</text:p>
          </table:table-cell>
          <table:table-cell table:formula="of:=0.1/[.$F4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07.9" calcext:value-type="float">
            <text:p>107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47]+[.$B46])/2" office:value-type="float" office:value="44.9775568400789" calcext:value-type="float">
            <text:p>44.9775568400789</text:p>
          </table:table-cell>
          <table:table-cell table:formula="of:=0.1/[.$F47]*60" office:value-type="float" office:value="0.133399864766631" calcext:value-type="float">
            <text:p>0.133399864766631</text:p>
          </table:table-cell>
          <table:table-cell/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49]" office:value-type="float" office:value="108.5" calcext:value-type="float">
            <text:p>108.5</text:p>
          </table:table-cell>
          <table:table-cell table:formula="of:=[.$D47]" office:value-type="float" office:value="50" calcext:value-type="float">
            <text:p>50</text:p>
          </table:table-cell>
          <table:table-cell/>
          <table:table-cell table:formula="of:=([.$B48]+[.$B47])/2" office:value-type="float" office:value="38.9691345016601" calcext:value-type="float">
            <text:p>38.9691345016601</text:p>
          </table:table-cell>
          <table:table-cell table:formula="of:=0.1/[.$F4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49]+[.$B48])/2" office:value-type="float" office:value="29.9020686013058" calcext:value-type="float">
            <text:p>29.9020686013058</text:p>
          </table:table-cell>
          <table:table-cell table:formula="of:=0.1/[.$F4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0" calcext:value-type="float">
            <text:p>0</text:p>
          </table:table-cell>
          <table:table-cell table:formula="of:=[.$C52]" office:value-type="float" office:value="109.1" calcext:value-type="float">
            <text:p>109.1</text:p>
          </table:table-cell>
          <table:table-cell table:formula="of:=[.$D49]" office:value-type="float" office:value="40" calcext:value-type="float">
            <text:p>40</text:p>
          </table:table-cell>
          <table:table-cell/>
          <table:table-cell table:formula="of:=([.$B50]+[.$B49])/2" office:value-type="float" office:value="12.3858423576716" calcext:value-type="float">
            <text:p>12.3858423576716</text:p>
          </table:table-cell>
          <table:table-cell table:formula="of:=0.1/[.$F5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ta transit center</text:p>
          </table:table-cell>
          <table:table-cell table:formula="of:=([.$B51]+[.$B50])/2" office:value-type="float" office:value="12.3858423576716" calcext:value-type="float">
            <text:p>12.3858423576716</text:p>
          </table:table-cell>
          <table:table-cell table:formula="of:=0.1/[.$F5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09.1" calcext:value-type="float">
            <text:p>109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52]+[.$B51])/2" office:value-type="float" office:value="29.9020686013058" calcext:value-type="float">
            <text:p>29.9020686013058</text:p>
          </table:table-cell>
          <table:table-cell table:formula="of:=0.1/[.$F5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42.9058165160517" calcext:value-type="float">
            <text:p>42.9058165160517</text:p>
          </table:table-cell>
          <table:table-cell table:formula="of:=[.$C54]" office:value-type="float" office:value="109.8" calcext:value-type="float">
            <text:p>109.8</text:p>
          </table:table-cell>
          <table:table-cell table:formula="of:=[.$D52]" office:value-type="float" office:value="50" calcext:value-type="float">
            <text:p>50</text:p>
          </table:table-cell>
          <table:table-cell/>
          <table:table-cell table:formula="of:=([.$B53]+[.$B52])/2" office:value-type="float" office:value="38.9691345016601" calcext:value-type="float">
            <text:p>38.9691345016601</text:p>
          </table:table-cell>
          <table:table-cell table:formula="of:=0.1/[.$F5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49.5433694306862" calcext:value-type="float">
            <text:p>49.5433694306862</text:p>
          </table:table-cell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54]+[.$B53])/2" office:value-type="float" office:value="46.2245929733689" calcext:value-type="float">
            <text:p>46.2245929733689</text:p>
          </table:table-cell>
          <table:table-cell table:formula="of:=0.1/[.$F5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50" calcext:value-type="float">
            <text:p>50</text:p>
          </table:table-cell>
          <table:table-cell table:formula="of:=[.$C56]" office:value-type="float" office:value="110" calcext:value-type="float">
            <text:p>110</text:p>
          </table:table-cell>
          <table:table-cell table:formula="of:=[.$D54]" office:value-type="float" office:value="30" calcext:value-type="float">
            <text:p>30</text:p>
          </table:table-cell>
          <table:table-cell/>
          <table:table-cell table:formula="of:=([.$B55]+[.$B54])/2" office:value-type="float" office:value="49.7716847153431" calcext:value-type="float">
            <text:p>49.7716847153431</text:p>
          </table:table-cell>
          <table:table-cell table:formula="of:=0.1/[.$F5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6]+[.$B55])/2" office:value-type="float" office:value="50" calcext:value-type="float">
            <text:p>50</text:p>
          </table:table-cell>
          <table:table-cell table:formula="of:=0.1/[.$F5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7]+[.$B56])/2" office:value-type="float" office:value="50" calcext:value-type="float">
            <text:p>50</text:p>
          </table:table-cell>
          <table:table-cell table:formula="of:=0.1/[.$F5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av</text:p>
          </table:table-cell>
          <table:table-cell table:formula="of:=([.$B58]+[.$B57])/2" office:value-type="float" office:value="50" calcext:value-type="float">
            <text:p>50</text:p>
          </table:table-cell>
          <table:table-cell table:formula="of:=0.1/[.$F5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10.1" calcext:value-type="float">
            <text:p>110.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59]+[.$B58])/2" office:value-type="float" office:value="50" calcext:value-type="float">
            <text:p>50</text:p>
          </table:table-cell>
          <table:table-cell table:formula="of:=0.1/[.$F5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1]" office:value-type="float" office:value="110.3" calcext:value-type="float">
            <text:p>110.3</text:p>
          </table:table-cell>
          <table:table-cell table:formula="of:=[.$D56]" office:value-type="float" office:value="20" calcext:value-type="float">
            <text:p>20</text:p>
          </table:table-cell>
          <table:table-cell/>
          <table:table-cell table:formula="of:=([.$B60]+[.$B59])/2" office:value-type="float" office:value="49.7716847153431" calcext:value-type="float">
            <text:p>49.7716847153431</text:p>
          </table:table-cell>
          <table:table-cell table:formula="of:=0.1/[.$F60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0.3" calcext:value-type="float">
            <text:p>110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1]+[.$B60])/2" office:value-type="float" office:value="46.2245929733689" calcext:value-type="float">
            <text:p>46.2245929733689</text:p>
          </table:table-cell>
          <table:table-cell table:formula="of:=0.1/[.$F61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3]" office:value-type="float" office:value="111.2" calcext:value-type="float">
            <text:p>111.2</text:p>
          </table:table-cell>
          <table:table-cell table:formula="of:=[.$D61]" office:value-type="float" office:value="25" calcext:value-type="float">
            <text:p>25</text:p>
          </table:table-cell>
          <table:table-cell/>
          <table:table-cell table:formula="of:=([.$B62]+[.$B61])/2" office:value-type="float" office:value="38.9691345016601" calcext:value-type="float">
            <text:p>38.9691345016601</text:p>
          </table:table-cell>
          <table:table-cell table:formula="of:=0.1/[.$F62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2" calcext:value-type="float">
            <text:p>111.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$B63]+[.$B62])/2" office:value-type="float" office:value="29.9020686013058" calcext:value-type="float">
            <text:p>29.9020686013058</text:p>
          </table:table-cell>
          <table:table-cell table:formula="of:=0.1/[.$F6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" calcext:value-type="float">
            <text:p>0</text:p>
          </table:table-cell>
          <table:table-cell table:formula="of:=[.$C65]" office:value-type="float" office:value="111.3" calcext:value-type="float">
            <text:p>111.3</text:p>
          </table:table-cell>
          <table:table-cell table:formula="of:=[.$D63]" office:value-type="float" office:value="30" calcext:value-type="float">
            <text:p>30</text:p>
          </table:table-cell>
          <table:table-cell/>
          <table:table-cell table:formula="of:=([.$B64]+[.$B63])/2" office:value-type="float" office:value="12.3858423576716" calcext:value-type="float">
            <text:p>12.3858423576716</text:p>
          </table:table-cell>
          <table:table-cell table:formula="of:=0.1/[.$F6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1.3" calcext:value-type="float">
            <text:p>111.3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65]+[.$B64])/2" office:value-type="float" office:value="12.3858423576716" calcext:value-type="float">
            <text:p>12.3858423576716</text:p>
          </table:table-cell>
          <table:table-cell table:formula="of:=0.1/[.$F6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67]" office:value-type="float" office:value="111.6" calcext:value-type="float">
            <text:p>111.6</text:p>
          </table:table-cell>
          <table:table-cell table:formula="of:=[.$D65]" office:value-type="float" office:value="45" calcext:value-type="float">
            <text:p>45</text:p>
          </table:table-cell>
          <table:table-cell/>
          <table:table-cell table:formula="of:=([.$B66]+[.$B65])/2" office:value-type="float" office:value="29.9020686013058" calcext:value-type="float">
            <text:p>29.9020686013058</text:p>
          </table:table-cell>
          <table:table-cell table:formula="of:=0.1/[.$F6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1.6" calcext:value-type="float">
            <text:p>111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67]+[.$B66])/2" office:value-type="float" office:value="38.9691345016601" calcext:value-type="float">
            <text:p>38.9691345016601</text:p>
          </table:table-cell>
          <table:table-cell table:formula="of:=0.1/[.$F67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69]" office:value-type="float" office:value="112.3" calcext:value-type="float">
            <text:p>112.3</text:p>
          </table:table-cell>
          <table:table-cell table:formula="of:=[.$D67]" office:value-type="float" office:value="50" calcext:value-type="float">
            <text:p>50</text:p>
          </table:table-cell>
          <table:table-cell/>
          <table:table-cell table:formula="of:=([.$B68]+[.$B67])/2" office:value-type="float" office:value="46.2245929733689" calcext:value-type="float">
            <text:p>46.2245929733689</text:p>
          </table:table-cell>
          <table:table-cell table:formula="of:=0.1/[.$F68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112.3" calcext:value-type="float">
            <text:p>112.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69]+[.$B68])/2" office:value-type="float" office:value="49.7716847153431" calcext:value-type="float">
            <text:p>49.7716847153431</text:p>
          </table:table-cell>
          <table:table-cell table:formula="of:=0.1/[.$F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50" calcext:value-type="float">
            <text:p>50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0]+[.$B69])/2" office:value-type="float" office:value="50" calcext:value-type="float">
            <text:p>50</text:p>
          </table:table-cell>
          <table:table-cell table:formula="of:=0.1/[.$F7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ena creek</text:p>
          </table:table-cell>
          <table:table-cell table:formula="of:=([.$B71]+[.$B70])/2" office:value-type="float" office:value="48.0611834435742" calcext:value-type="float">
            <text:p>48.0611834435742</text:p>
          </table:table-cell>
          <table:table-cell table:formula="of:=0.1/[.$F71]*60" office:value-type="float" office:value="0.124840870950343" calcext:value-type="float">
            <text:p>0.124840870950343</text:p>
          </table:table-cell>
          <table:table-cell/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2.4" calcext:value-type="float">
            <text:p>112.4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72]+[.$B71])/2" office:value-type="float" office:value="42.5139233767839" calcext:value-type="float">
            <text:p>42.5139233767839</text:p>
          </table:table-cell>
          <table:table-cell table:formula="of:=0.1/[.$F72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30" calcext:value-type="float">
            <text:p>30</text:p>
          </table:table-cell>
          <table:table-cell table:formula="of:=[.$C74]" office:value-type="float" office:value="113.2" calcext:value-type="float">
            <text:p>113.2</text:p>
          </table:table-cell>
          <table:table-cell table:formula="of:=[.$D69]" office:value-type="float" office:value="25" calcext:value-type="float">
            <text:p>25</text:p>
          </table:table-cell>
          <table:table-cell/>
          <table:table-cell table:formula="of:=([.$B73]+[.$B72])/2" office:value-type="float" office:value="34.4527399332097" calcext:value-type="float">
            <text:p>34.4527399332097</text:p>
          </table:table-cell>
          <table:table-cell table:formula="of:=0.1/[.$F7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30" calcext:value-type="float">
            <text:p>30</text:p>
          </table:table-cell>
          <table:table-cell office:value-type="float" office:value="113.2" calcext:value-type="float">
            <text:p>113.2</text:p>
          </table:table-cell>
          <table:table-cell office:value-type="float" office:value="35" calcext:value-type="float">
            <text:p>35</text:p>
          </table:table-cell>
          <table:table-cell/>
          <table:table-cell table:formula="of:=([.$B74]+[.$B73])/2" office:value-type="float" office:value="30" calcext:value-type="float">
            <text:p>30</text:p>
          </table:table-cell>
          <table:table-cell table:formula="of:=0.1/[.$F74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30" calcext:value-type="float">
            <text:p>30</text:p>
          </table:table-cell>
          <table:table-cell table:formula="of:=[.$C76]" office:value-type="float" office:value="113.6" calcext:value-type="float">
            <text:p>113.6</text:p>
          </table:table-cell>
          <table:table-cell table:formula="of:=[.$D74]" office:value-type="float" office:value="35" calcext:value-type="float">
            <text:p>35</text:p>
          </table:table-cell>
          <table:table-cell/>
          <table:table-cell table:formula="of:=([.$B75]+[.$B74])/2" office:value-type="float" office:value="30" calcext:value-type="float">
            <text:p>30</text:p>
          </table:table-cell>
          <table:table-cell table:formula="of:=0.1/[.$F75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30" calcext:value-type="float">
            <text:p>30</text:p>
          </table:table-cell>
          <table:table-cell office:value-type="float" office:value="113.6" calcext:value-type="float">
            <text:p>113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76]+[.$B75])/2" office:value-type="float" office:value="30" calcext:value-type="float">
            <text:p>30</text:p>
          </table:table-cell>
          <table:table-cell table:formula="of:=0.1/[.$F76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30" calcext:value-type="float">
            <text:p>30</text:p>
          </table:table-cell>
          <table:table-cell table:formula="of:=[.$C78]" office:value-type="float" office:value="114.7" calcext:value-type="float">
            <text:p>114.7</text:p>
          </table:table-cell>
          <table:table-cell table:formula="of:=[.$D76]" office:value-type="float" office:value="50" calcext:value-type="float">
            <text:p>50</text:p>
          </table:table-cell>
          <table:table-cell/>
          <table:table-cell table:formula="of:=([.$B77]+[.$B76])/2" office:value-type="float" office:value="30" calcext:value-type="float">
            <text:p>30</text:p>
          </table:table-cell>
          <table:table-cell table:formula="of:=0.1/[.$F77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38.9054798664194" calcext:value-type="float">
            <text:p>38.9054798664194</text:p>
          </table:table-cell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78]+[.$B77])/2" office:value-type="float" office:value="34.4527399332097" calcext:value-type="float">
            <text:p>34.4527399332097</text:p>
          </table:table-cell>
          <table:table-cell table:formula="of:=0.1/[.$F78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6.1223668871484" calcext:value-type="float">
            <text:p>46.1223668871484</text:p>
          </table:table-cell>
          <table:table-cell table:formula="of:=[.$C80]" office:value-type="float" office:value="114.9" calcext:value-type="float">
            <text:p>114.9</text:p>
          </table:table-cell>
          <table:table-cell table:formula="of:=[.$D78]" office:value-type="float" office:value="45" calcext:value-type="float">
            <text:p>45</text:p>
          </table:table-cell>
          <table:table-cell/>
          <table:table-cell table:formula="of:=([.$B79]+[.$B78])/2" office:value-type="float" office:value="42.5139233767839" calcext:value-type="float">
            <text:p>42.5139233767839</text:p>
          </table:table-cell>
          <table:table-cell table:formula="of:=0.1/[.$F79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4.9" calcext:value-type="float">
            <text:p>114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0]+[.$B79])/2" office:value-type="float" office:value="46.5858320256273" calcext:value-type="float">
            <text:p>46.5858320256273</text:p>
          </table:table-cell>
          <table:table-cell table:formula="of:=0.1/[.$F80]*60" office:value-type="float" office:value="0.128794522693066" calcext:value-type="float">
            <text:p>0.128794522693066</text:p>
          </table:table-cell>
          <table:table-cell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40" calcext:value-type="float">
            <text:p>40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lomar college</text:p>
          </table:table-cell>
          <table:table-cell table:formula="of:=([.$B81]+[.$B80])/2" office:value-type="float" office:value="43.5246485820531" calcext:value-type="float">
            <text:p>43.5246485820531</text:p>
          </table:table-cell>
          <table:table-cell table:formula="of:=0.1/[.$F81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$B82]+[.$B81])/2" office:value-type="float" office:value="37.5162262436343" calcext:value-type="float">
            <text:p>37.5162262436343</text:p>
          </table:table-cell>
          <table:table-cell table:formula="of:=0.1/[.$F82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5.1" calcext:value-type="float">
            <text:p>115.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3]+[.$B82])/2" office:value-type="float" office:value="29.9020686013058" calcext:value-type="float">
            <text:p>29.9020686013058</text:p>
          </table:table-cell>
          <table:table-cell table:formula="of:=0.1/[.$F8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" calcext:value-type="float">
            <text:p>0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4]+[.$B83])/2" office:value-type="float" office:value="12.3858423576716" calcext:value-type="float">
            <text:p>12.3858423576716</text:p>
          </table:table-cell>
          <table:table-cell table:formula="of:=0.1/[.$F8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m civic ctr</text:p>
          </table:table-cell>
          <table:table-cell table:formula="of:=([.$B85]+[.$B84])/2" office:value-type="float" office:value="12.3858423576716" calcext:value-type="float">
            <text:p>12.3858423576716</text:p>
          </table:table-cell>
          <table:table-cell table:formula="of:=0.1/[.$F85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35.0324524872685" calcext:value-type="float">
            <text:p>35.0324524872685</text:p>
          </table:table-cell>
          <table:table-cell office:value-type="float" office:value="116.4" calcext:value-type="float">
            <text:p>116.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86]+[.$B85])/2" office:value-type="float" office:value="29.9020686013058" calcext:value-type="float">
            <text:p>29.9020686013058</text:p>
          </table:table-cell>
          <table:table-cell table:formula="of:=0.1/[.$F86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40" calcext:value-type="float">
            <text:p>40</text:p>
          </table:table-cell>
          <table:table-cell table:formula="of:=[.$C88]" office:value-type="float" office:value="116.5" calcext:value-type="float">
            <text:p>116.5</text:p>
          </table:table-cell>
          <table:table-cell table:formula="of:=[.$D80]" office:value-type="float" office:value="50" calcext:value-type="float">
            <text:p>50</text:p>
          </table:table-cell>
          <table:table-cell/>
          <table:table-cell table:formula="of:=([.$B87]+[.$B86])/2" office:value-type="float" office:value="37.5162262436343" calcext:value-type="float">
            <text:p>37.5162262436343</text:p>
          </table:table-cell>
          <table:table-cell table:formula="of:=0.1/[.$F87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40" calcext:value-type="float">
            <text:p>40</text:p>
          </table:table-cell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88]+[.$B87])/2" office:value-type="float" office:value="40" calcext:value-type="float">
            <text:p>40</text:p>
          </table:table-cell>
          <table:table-cell table:formula="of:=0.1/[.$F88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.0492971641061" calcext:value-type="float">
            <text:p>47.0492971641061</text:p>
          </table:table-cell>
          <table:table-cell table:formula="of:=[.$C90]" office:value-type="float" office:value="116.7" calcext:value-type="float">
            <text:p>116.7</text:p>
          </table:table-cell>
          <table:table-cell table:formula="of:=[.$D88]" office:value-type="float" office:value="20" calcext:value-type="float">
            <text:p>20</text:p>
          </table:table-cell>
          <table:table-cell/>
          <table:table-cell table:formula="of:=([.$B89]+[.$B88])/2" office:value-type="float" office:value="43.5246485820531" calcext:value-type="float">
            <text:p>43.5246485820531</text:p>
          </table:table-cell>
          <table:table-cell table:formula="of:=0.1/[.$F89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50" calcext:value-type="float">
            <text:p>50</text:p>
          </table:table-cell>
          <table:table-cell office:value-type="float" office:value="116.7" calcext:value-type="float">
            <text:p>116.7</text:p>
          </table:table-cell>
          <table:table-cell office:value-type="float" office:value="45" calcext:value-type="float">
            <text:p>45</text:p>
          </table:table-cell>
          <table:table-cell/>
          <table:table-cell table:formula="of:=([.$B90]+[.$B89])/2" office:value-type="float" office:value="48.5246485820531" calcext:value-type="float">
            <text:p>48.5246485820531</text:p>
          </table:table-cell>
          <table:table-cell table:formula="of:=0.1/[.$F90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50" calcext:value-type="float">
            <text:p>50</text:p>
          </table:table-cell>
          <table:table-cell table:formula="of:=[.$C92]" office:value-type="float" office:value="117" calcext:value-type="float">
            <text:p>117</text:p>
          </table:table-cell>
          <table:table-cell table:formula="of:=[.$D90]" office:value-type="float" office:value="45" calcext:value-type="float">
            <text:p>45</text:p>
          </table:table-cell>
          <table:table-cell/>
          <table:table-cell table:formula="of:=([.$B91]+[.$B90])/2" office:value-type="float" office:value="50" calcext:value-type="float">
            <text:p>50</text:p>
          </table:table-cell>
          <table:table-cell table:formula="of:=0.1/[.$F9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2]+[.$B91])/2" office:value-type="float" office:value="50" calcext:value-type="float">
            <text:p>50</text:p>
          </table:table-cell>
          <table:table-cell table:formula="of:=0.1/[.$F9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47.0492971641061" calcext:value-type="float">
            <text:p>47.0492971641061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3]+[.$B92])/2" office:value-type="float" office:value="48.5246485820531" calcext:value-type="float">
            <text:p>48.5246485820531</text:p>
          </table:table-cell>
          <table:table-cell table:formula="of:=0.1/[.$F93]*60" office:value-type="float" office:value="0.123648499789839" calcext:value-type="float">
            <text:p>0.123648499789839</text:p>
          </table:table-cell>
          <table:table-cell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su sm</text:p>
          </table:table-cell>
          <table:table-cell table:formula="of:=([.$B94]+[.$B93])/2" office:value-type="float" office:value="43.5246485820531" calcext:value-type="float">
            <text:p>43.5246485820531</text:p>
          </table:table-cell>
          <table:table-cell table:formula="of:=0.1/[.$F94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40" calcext:value-type="float">
            <text:p>40</text:p>
          </table:table-cell>
          <table:table-cell office:value-type="float" office:value="117.2" calcext:value-type="float">
            <text:p>117.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$B95]+[.$B94])/2" office:value-type="float" office:value="40" calcext:value-type="float">
            <text:p>40</text:p>
          </table:table-cell>
          <table:table-cell table:formula="of:=0.1/[.$F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40" calcext:value-type="float">
            <text:p>40</text:p>
          </table:table-cell>
          <table:table-cell table:formula="of:=[.$C97]" office:value-type="float" office:value="117.9" calcext:value-type="float">
            <text:p>117.9</text:p>
          </table:table-cell>
          <table:table-cell table:formula="of:=[.$D92]" office:value-type="float" office:value="20" calcext:value-type="float">
            <text:p>20</text:p>
          </table:table-cell>
          <table:table-cell/>
          <table:table-cell table:formula="of:=([.$B96]+[.$B95])/2" office:value-type="float" office:value="40" calcext:value-type="float">
            <text:p>40</text:p>
          </table:table-cell>
          <table:table-cell table:formula="of:=0.1/[.$F96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40" calcext:value-type="float">
            <text:p>40</text:p>
          </table:table-cell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([.$B97]+[.$B96])/2" office:value-type="float" office:value="40" calcext:value-type="float">
            <text:p>40</text:p>
          </table:table-cell>
          <table:table-cell table:formula="of:=0.1/[.$F97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99]" office:value-type="float" office:value="118.2" calcext:value-type="float">
            <text:p>118.2</text:p>
          </table:table-cell>
          <table:table-cell table:formula="of:=[.$D97]" office:value-type="float" office:value="15" calcext:value-type="float">
            <text:p>15</text:p>
          </table:table-cell>
          <table:table-cell/>
          <table:table-cell table:formula="of:=([.$B98]+[.$B97])/2" office:value-type="float" office:value="37.5162262436343" calcext:value-type="float">
            <text:p>37.5162262436343</text:p>
          </table:table-cell>
          <table:table-cell table:formula="of:=0.1/[.$F98]*60" office:value-type="float" office:value="0.159930797970867" calcext:value-type="float">
            <text:p>0.159930797970867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2" calcext:value-type="float">
            <text:p>118.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99]+[.$B98])/2" office:value-type="float" office:value="29.9020686013058" calcext:value-type="float">
            <text:p>29.9020686013058</text:p>
          </table:table-cell>
          <table:table-cell table:formula="of:=0.1/[.$F9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0" calcext:value-type="float">
            <text:p>0</text:p>
          </table:table-cell>
          <table:table-cell table:formula="of:=[.$C101]" office:value-type="float" office:value="118.4" calcext:value-type="float">
            <text:p>118.4</text:p>
          </table:table-cell>
          <table:table-cell table:formula="of:=[.$D99]" office:value-type="float" office:value="40" calcext:value-type="float">
            <text:p>40</text:p>
          </table:table-cell>
          <table:table-cell/>
          <table:table-cell table:formula="of:=([.$B100]+[.$B99])/2" office:value-type="float" office:value="12.3858423576716" calcext:value-type="float">
            <text:p>12.3858423576716</text:p>
          </table:table-cell>
          <table:table-cell table:formula="of:=0.1/[.$F10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4.7716847153431" calcext:value-type="float">
            <text:p>24.7716847153431</text:p>
          </table:table-cell>
          <table:table-cell office:value-type="float" office:value="118.4" calcext:value-type="float">
            <text:p>118.4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$B101]+[.$B100])/2" office:value-type="float" office:value="12.3858423576716" calcext:value-type="float">
            <text:p>12.3858423576716</text:p>
          </table:table-cell>
          <table:table-cell table:formula="of:=0.1/[.$F1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35.0324524872685" calcext:value-type="float">
            <text:p>35.0324524872685</text:p>
          </table:table-cell>
          <table:table-cell table:formula="of:=[.$C103]" office:value-type="float" office:value="118.6" calcext:value-type="float">
            <text:p>118.6</text:p>
          </table:table-cell>
          <table:table-cell table:formula="of:=[.$D101]" office:value-type="float" office:value="40" calcext:value-type="float">
            <text:p>40</text:p>
          </table:table-cell>
          <table:table-cell/>
          <table:table-cell table:formula="of:=([.$B102]+[.$B101])/2" office:value-type="float" office:value="29.9020686013058" calcext:value-type="float">
            <text:p>29.9020686013058</text:p>
          </table:table-cell>
          <table:table-cell table:formula="of:=0.1/[.$F10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42.9058165160517" calcext:value-type="float">
            <text:p>42.9058165160517</text:p>
          </table:table-cell>
          <table:table-cell office:value-type="float" office:value="118.6" calcext:value-type="float">
            <text:p>118.6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3]+[.$B102])/2" office:value-type="float" office:value="38.9691345016601" calcext:value-type="float">
            <text:p>38.9691345016601</text:p>
          </table:table-cell>
          <table:table-cell table:formula="of:=0.1/[.$F10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49.5433694306862" calcext:value-type="float">
            <text:p>49.5433694306862</text:p>
          </table:table-cell>
          <table:table-cell table:formula="of:=[.$C105]" office:value-type="float" office:value="118.8" calcext:value-type="float">
            <text:p>118.8</text:p>
          </table:table-cell>
          <table:table-cell table:formula="of:=[.$D103]" office:value-type="float" office:value="50" calcext:value-type="float">
            <text:p>50</text:p>
          </table:table-cell>
          <table:table-cell/>
          <table:table-cell table:formula="of:=([.$B104]+[.$B103])/2" office:value-type="float" office:value="46.2245929733689" calcext:value-type="float">
            <text:p>46.2245929733689</text:p>
          </table:table-cell>
          <table:table-cell table:formula="of:=0.1/[.$F10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46.1223668871484" calcext:value-type="float">
            <text:p>46.1223668871484</text:p>
          </table:table-cell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/>
          <table:table-cell table:formula="of:=([.$B105]+[.$B104])/2" office:value-type="float" office:value="47.8328681589173" calcext:value-type="float">
            <text:p>47.8328681589173</text:p>
          </table:table-cell>
          <table:table-cell table:formula="of:=0.1/[.$F105]*60" office:value-type="float" office:value="0.125436759929719" calcext:value-type="float">
            <text:p>0.125436759929719</text:p>
          </table:table-cell>
          <table:table-cell/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38.9054798664194" calcext:value-type="float">
            <text:p>38.9054798664194</text:p>
          </table:table-cell>
          <table:table-cell table:formula="of:=[.$C107]" office:value-type="float" office:value="118.9" calcext:value-type="float">
            <text:p>118.9</text:p>
          </table:table-cell>
          <table:table-cell table:formula="of:=[.$D105]" office:value-type="float" office:value="42.5" calcext:value-type="float">
            <text:p>42.5</text:p>
          </table:table-cell>
          <table:table-cell/>
          <table:table-cell table:formula="of:=([.$B106]+[.$B105])/2" office:value-type="float" office:value="42.5139233767839" calcext:value-type="float">
            <text:p>42.5139233767839</text:p>
          </table:table-cell>
          <table:table-cell table:formula="of:=0.1/[.$F106]*60" office:value-type="float" office:value="0.141130235072035" calcext:value-type="float">
            <text:p>0.141130235072035</text:p>
          </table:table-cell>
          <table:table-cell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30" calcext:value-type="float">
            <text:p>30</text:p>
          </table:table-cell>
          <table:table-cell office:value-type="float" office:value="118.9" calcext:value-type="float">
            <text:p>118.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7]+[.$B106])/2" office:value-type="float" office:value="34.4527399332097" calcext:value-type="float">
            <text:p>34.4527399332097</text:p>
          </table:table-cell>
          <table:table-cell table:formula="of:=0.1/[.$F107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30" calcext:value-type="float">
            <text:p>3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08]+[.$B107])/2" office:value-type="float" office:value="30" calcext:value-type="float">
            <text:p>30</text:p>
          </table:table-cell>
          <table:table-cell table:formula="of:=0.1/[.$F108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rdahl</text:p>
          </table:table-cell>
          <table:table-cell table:formula="of:=([.$B109]+[.$B108])/2" office:value-type="float" office:value="25" calcext:value-type="float">
            <text:p>25</text:p>
          </table:table-cell>
          <table:table-cell table:formula="of:=0.1/[.$F10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0" calcext:value-type="float">
            <text:p>0</text:p>
          </table:table-cell>
          <table:table-cell office:value-type="float" office:value="119.2" calcext:value-type="float">
            <text:p>119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$B110]+[.$B109])/2" office:value-type="float" office:value="10" calcext:value-type="float">
            <text:p>10</text:p>
          </table:table-cell>
          <table:table-cell table:formula="of:=0.1/[.$F110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0" calcext:value-type="float">
            <text:p>20</text:p>
          </table:table-cell>
          <table:table-cell table:formula="of:=[.$C112]" office:value-type="float" office:value="121.1" calcext:value-type="float">
            <text:p>121.1</text:p>
          </table:table-cell>
          <table:table-cell table:formula="of:=[.$D107]" office:value-type="float" office:value="50" calcext:value-type="float">
            <text:p>50</text:p>
          </table:table-cell>
          <table:table-cell/>
          <table:table-cell table:formula="of:=([.$B111]+[.$B110])/2" office:value-type="float" office:value="10" calcext:value-type="float">
            <text:p>10</text:p>
          </table:table-cell>
          <table:table-cell table:formula="of:=0.1/[.$F11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0" calcext:value-type="float">
            <text:p>20</text:p>
          </table:table-cell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/>
          <table:table-cell table:formula="of:=([.$B112]+[.$B111])/2" office:value-type="float" office:value="20" calcext:value-type="float">
            <text:p>20</text:p>
          </table:table-cell>
          <table:table-cell table:formula="of:=0.1/[.$F112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5" calcext:value-type="float">
            <text:p>25</text:p>
          </table:table-cell>
          <table:table-cell table:formula="of:=[.$C114]" office:value-type="float" office:value="121.3" calcext:value-type="float">
            <text:p>121.3</text:p>
          </table:table-cell>
          <table:table-cell table:formula="of:=[.$D112]" office:value-type="float" office:value="25" calcext:value-type="float">
            <text:p>25</text:p>
          </table:table-cell>
          <table:table-cell/>
          <table:table-cell table:formula="of:=([.$B113]+[.$B112])/2" office:value-type="float" office:value="22.5" calcext:value-type="float">
            <text:p>22.5</text:p>
          </table:table-cell>
          <table:table-cell table:formula="of:=0.1/[.$F113]*60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5" calcext:value-type="float">
            <text:p>25</text:p>
          </table:table-cell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ndido tc</text:p>
          </table:table-cell>
          <table:table-cell table:formula="of:=([.$B114]+[.$B113])/2" office:value-type="float" office:value="25" calcext:value-type="float">
            <text:p>25</text:p>
          </table:table-cell>
          <table:table-cell table:formula="of:=0.1/[.$F114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5]+[.$B114])/2" office:value-type="float" office:value="25" calcext:value-type="float">
            <text:p>25</text:p>
          </table:table-cell>
          <table:table-cell table:formula="of:=0.1/[.$F115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6]+[.$B115])/2" office:value-type="float" office:value="25" calcext:value-type="float">
            <text:p>25</text:p>
          </table:table-cell>
          <table:table-cell table:formula="of:=0.1/[.$F11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7]+[.$B116])/2" office:value-type="float" office:value="25" calcext:value-type="float">
            <text:p>25</text:p>
          </table:table-cell>
          <table:table-cell table:formula="of:=0.1/[.$F11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8]+[.$B117])/2" office:value-type="float" office:value="25" calcext:value-type="float">
            <text:p>25</text:p>
          </table:table-cell>
          <table:table-cell table:formula="of:=0.1/[.$F11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19]+[.$B118])/2" office:value-type="float" office:value="25" calcext:value-type="float">
            <text:p>25</text:p>
          </table:table-cell>
          <table:table-cell table:formula="of:=0.1/[.$F11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0]+[.$B119])/2" office:value-type="float" office:value="25" calcext:value-type="float">
            <text:p>25</text:p>
          </table:table-cell>
          <table:table-cell table:formula="of:=0.1/[.$F12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21]+[.$B120])/2" office:value-type="float" office:value="25" calcext:value-type="float">
            <text:p>25</text:p>
          </table:table-cell>
          <table:table-cell table:formula="of:=0.1/[.$F12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([.$B122]+[.$B121])/2" office:value-type="float" office:value="27.5" calcext:value-type="float">
            <text:p>27.5</text:p>
          </table:table-cell>
          <table:table-cell table:formula="of:=0.1/[.$F122]*60" office:value-type="float" office:value="0.218181818181818" calcext:value-type="float">
            <text:p>0.218181818181818</text:p>
          </table:table-cell>
          <table:table-cell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38.9054798664194" calcext:value-type="float">
            <text:p>38.9054798664194</text:p>
          </table:table-cell>
          <table:table-cell table:number-columns-repeated="3"/>
          <table:table-cell table:formula="of:=([.$B123]+[.$B122])/2" office:value-type="float" office:value="34.4527399332097" calcext:value-type="float">
            <text:p>34.4527399332097</text:p>
          </table:table-cell>
          <table:table-cell table:formula="of:=0.1/[.$F123]*60" office:value-type="float" office:value="0.174151606276646" calcext:value-type="float">
            <text:p>0.174151606276646</text:p>
          </table:table-cell>
          <table:table-cell/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4]+[.$B123])/2" office:value-type="float" office:value="41.9527399332097" calcext:value-type="float">
            <text:p>41.9527399332097</text:p>
          </table:table-cell>
          <table:table-cell table:formula="of:=0.1/[.$F124]*60" office:value-type="float" office:value="0.143018072468025" calcext:value-type="float">
            <text:p>0.143018072468025</text:p>
          </table:table-cell>
          <table:table-cell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25]+[.$B124])/2" office:value-type="float" office:value="45" calcext:value-type="float">
            <text:p>45</text:p>
          </table:table-cell>
          <table:table-cell table:formula="of:=0.1/[.$F125]*60" office:value-type="float" office:value="0.133333333333333" calcext:value-type="float">
            <text:p>0.133333333333333</text:p>
          </table:table-cell>
          <table:table-cell/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6]+[.$B125])/2" office:value-type="float" office:value="47.5" calcext:value-type="float">
            <text:p>47.5</text:p>
          </table:table-cell>
          <table:table-cell table:formula="of:=0.1/[.$F12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7]+[.$B126])/2" office:value-type="float" office:value="50" calcext:value-type="float">
            <text:p>50</text:p>
          </table:table-cell>
          <table:table-cell table:formula="of:=0.1/[.$F12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28]+[.$B127])/2" office:value-type="float" office:value="50" calcext:value-type="float">
            <text:p>50</text:p>
          </table:table-cell>
          <table:table-cell table:formula="of:=0.1/[.$F12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29]+[.$B128])/2" office:value-type="float" office:value="49.7716847153431" calcext:value-type="float">
            <text:p>49.7716847153431</text:p>
          </table:table-cell>
          <table:table-cell table:formula="of:=0.1/[.$F12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30]+[.$B129])/2" office:value-type="float" office:value="46.2245929733689" calcext:value-type="float">
            <text:p>46.2245929733689</text:p>
          </table:table-cell>
          <table:table-cell table:formula="of:=0.1/[.$F13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31]+[.$B130])/2" office:value-type="float" office:value="38.9691345016601" calcext:value-type="float">
            <text:p>38.9691345016601</text:p>
          </table:table-cell>
          <table:table-cell table:formula="of:=0.1/[.$F13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2]+[.$B131])/2" office:value-type="float" office:value="29.9020686013058" calcext:value-type="float">
            <text:p>29.9020686013058</text:p>
          </table:table-cell>
          <table:table-cell table:formula="of:=0.1/[.$F13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33]+[.$B132])/2" office:value-type="float" office:value="12.3858423576716" calcext:value-type="float">
            <text:p>12.3858423576716</text:p>
          </table:table-cell>
          <table:table-cell table:formula="of:=0.1/[.$F13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34]+[.$B133])/2" office:value-type="float" office:value="12.3858423576716" calcext:value-type="float">
            <text:p>12.3858423576716</text:p>
          </table:table-cell>
          <table:table-cell table:formula="of:=0.1/[.$F134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5]+[.$B134])/2" office:value-type="float" office:value="24.8858423576716" calcext:value-type="float">
            <text:p>24.8858423576716</text:p>
          </table:table-cell>
          <table:table-cell table:formula="of:=0.1/[.$F135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6]+[.$B135])/2" office:value-type="float" office:value="25" calcext:value-type="float">
            <text:p>25</text:p>
          </table:table-cell>
          <table:table-cell table:formula="of:=0.1/[.$F136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7]+[.$B136])/2" office:value-type="float" office:value="25" calcext:value-type="float">
            <text:p>25</text:p>
          </table:table-cell>
          <table:table-cell table:formula="of:=0.1/[.$F137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8]+[.$B137])/2" office:value-type="float" office:value="25" calcext:value-type="float">
            <text:p>25</text:p>
          </table:table-cell>
          <table:table-cell table:formula="of:=0.1/[.$F138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39]+[.$B138])/2" office:value-type="float" office:value="25" calcext:value-type="float">
            <text:p>25</text:p>
          </table:table-cell>
          <table:table-cell table:formula="of:=0.1/[.$F139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0]+[.$B139])/2" office:value-type="float" office:value="25" calcext:value-type="float">
            <text:p>25</text:p>
          </table:table-cell>
          <table:table-cell table:formula="of:=0.1/[.$F140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141]+[.$B140])/2" office:value-type="float" office:value="25" calcext:value-type="float">
            <text:p>25</text:p>
          </table:table-cell>
          <table:table-cell table:formula="of:=0.1/[.$F141]*60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2]+[.$B141])/2" office:value-type="float" office:value="30" calcext:value-type="float">
            <text:p>30</text:p>
          </table:table-cell>
          <table:table-cell table:formula="of:=0.1/[.$F142]*60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3]+[.$B142])/2" office:value-type="float" office:value="35" calcext:value-type="float">
            <text:p>35</text:p>
          </table:table-cell>
          <table:table-cell table:formula="of:=0.1/[.$F143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4]+[.$B143])/2" office:value-type="float" office:value="35" calcext:value-type="float">
            <text:p>35</text:p>
          </table:table-cell>
          <table:table-cell table:formula="of:=0.1/[.$F144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([.$B145]+[.$B144])/2" office:value-type="float" office:value="35" calcext:value-type="float">
            <text:p>35</text:p>
          </table:table-cell>
          <table:table-cell table:formula="of:=0.1/[.$F145]*60" office:value-type="float" office:value="0.171428571428571" calcext:value-type="float">
            <text:p>0.171428571428571</text:p>
          </table:table-cell>
          <table:table-cell/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42.8793232646734" calcext:value-type="float">
            <text:p>42.8793232646734</text:p>
          </table:table-cell>
          <table:table-cell table:number-columns-repeated="3"/>
          <table:table-cell table:formula="of:=([.$B146]+[.$B145])/2" office:value-type="float" office:value="38.9396616323367" calcext:value-type="float">
            <text:p>38.9396616323367</text:p>
          </table:table-cell>
          <table:table-cell table:formula="of:=0.1/[.$F146]*60" office:value-type="float" office:value="0.154084543842503" calcext:value-type="float">
            <text:p>0.154084543842503</text:p>
          </table:table-cell>
          <table:table-cell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49.5204273736882" calcext:value-type="float">
            <text:p>49.5204273736882</text:p>
          </table:table-cell>
          <table:table-cell table:number-columns-repeated="3"/>
          <table:table-cell table:formula="of:=([.$B147]+[.$B146])/2" office:value-type="float" office:value="46.1998753191808" calcext:value-type="float">
            <text:p>46.1998753191808</text:p>
          </table:table-cell>
          <table:table-cell table:formula="of:=0.1/[.$F147]*60" office:value-type="float" office:value="0.129870480354067" calcext:value-type="float">
            <text:p>0.129870480354067</text:p>
          </table:table-cell>
          <table:table-cell/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8]+[.$B147])/2" office:value-type="float" office:value="49.7602136868441" calcext:value-type="float">
            <text:p>49.7602136868441</text:p>
          </table:table-cell>
          <table:table-cell table:formula="of:=0.1/[.$F148]*60" office:value-type="float" office:value="0.120578260329825" calcext:value-type="float">
            <text:p>0.12057826032982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49]+[.$B148])/2" office:value-type="float" office:value="50" calcext:value-type="float">
            <text:p>50</text:p>
          </table:table-cell>
          <table:table-cell table:formula="of:=0.1/[.$F14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0]+[.$B149])/2" office:value-type="float" office:value="50" calcext:value-type="float">
            <text:p>50</text:p>
          </table:table-cell>
          <table:table-cell table:formula="of:=0.1/[.$F15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1]+[.$B150])/2" office:value-type="float" office:value="50" calcext:value-type="float">
            <text:p>50</text:p>
          </table:table-cell>
          <table:table-cell table:formula="of:=0.1/[.$F15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2]+[.$B151])/2" office:value-type="float" office:value="50" calcext:value-type="float">
            <text:p>50</text:p>
          </table:table-cell>
          <table:table-cell table:formula="of:=0.1/[.$F15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3]+[.$B152])/2" office:value-type="float" office:value="50" calcext:value-type="float">
            <text:p>50</text:p>
          </table:table-cell>
          <table:table-cell table:formula="of:=0.1/[.$F15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4]+[.$B153])/2" office:value-type="float" office:value="50" calcext:value-type="float">
            <text:p>50</text:p>
          </table:table-cell>
          <table:table-cell table:formula="of:=0.1/[.$F15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55]+[.$B154])/2" office:value-type="float" office:value="50" calcext:value-type="float">
            <text:p>50</text:p>
          </table:table-cell>
          <table:table-cell table:formula="of:=0.1/[.$F15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([.$B156]+[.$B155])/2" office:value-type="float" office:value="47.5" calcext:value-type="float">
            <text:p>47.5</text:p>
          </table:table-cell>
          <table:table-cell table:formula="of:=0.1/[.$F156]*60" office:value-type="float" office:value="0.126315789473684" calcext:value-type="float">
            <text:p>0.126315789473684</text:p>
          </table:table-cell>
          <table:table-cell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57]+[.$B156])/2" office:value-type="float" office:value="43.9529082580258" calcext:value-type="float">
            <text:p>43.9529082580258</text:p>
          </table:table-cell>
          <table:table-cell table:formula="of:=0.1/[.$F157]*60" office:value-type="float" office:value="0.136509738212929" calcext:value-type="float">
            <text:p>0.136509738212929</text:p>
          </table:table-cell>
          <table:table-cell/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58]+[.$B157])/2" office:value-type="float" office:value="38.9691345016601" calcext:value-type="float">
            <text:p>38.9691345016601</text:p>
          </table:table-cell>
          <table:table-cell table:formula="of:=0.1/[.$F158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59]+[.$B158])/2" office:value-type="float" office:value="29.9020686013058" calcext:value-type="float">
            <text:p>29.9020686013058</text:p>
          </table:table-cell>
          <table:table-cell table:formula="of:=0.1/[.$F159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60]+[.$B159])/2" office:value-type="float" office:value="12.3858423576716" calcext:value-type="float">
            <text:p>12.3858423576716</text:p>
          </table:table-cell>
          <table:table-cell table:formula="of:=0.1/[.$F160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61]+[.$B160])/2" office:value-type="float" office:value="12.3858423576716" calcext:value-type="float">
            <text:p>12.3858423576716</text:p>
          </table:table-cell>
          <table:table-cell table:formula="of:=0.1/[.$F16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62]+[.$B161])/2" office:value-type="float" office:value="29.9020686013058" calcext:value-type="float">
            <text:p>29.9020686013058</text:p>
          </table:table-cell>
          <table:table-cell table:formula="of:=0.1/[.$F16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63]+[.$B162])/2" office:value-type="float" office:value="38.9691345016601" calcext:value-type="float">
            <text:p>38.9691345016601</text:p>
          </table:table-cell>
          <table:table-cell table:formula="of:=0.1/[.$F163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4]+[.$B163])/2" office:value-type="float" office:value="46.2245929733689" calcext:value-type="float">
            <text:p>46.2245929733689</text:p>
          </table:table-cell>
          <table:table-cell table:formula="of:=0.1/[.$F164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5]+[.$B164])/2" office:value-type="float" office:value="49.7716847153431" calcext:value-type="float">
            <text:p>49.7716847153431</text:p>
          </table:table-cell>
          <table:table-cell table:formula="of:=0.1/[.$F165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6]+[.$B165])/2" office:value-type="float" office:value="50" calcext:value-type="float">
            <text:p>50</text:p>
          </table:table-cell>
          <table:table-cell table:formula="of:=0.1/[.$F16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7]+[.$B166])/2" office:value-type="float" office:value="50" calcext:value-type="float">
            <text:p>50</text:p>
          </table:table-cell>
          <table:table-cell table:formula="of:=0.1/[.$F16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168]+[.$B167])/2" office:value-type="float" office:value="50" calcext:value-type="float">
            <text:p>50</text:p>
          </table:table-cell>
          <table:table-cell table:formula="of:=0.1/[.$F16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169]+[.$B168])/2" office:value-type="float" office:value="49.7716847153431" calcext:value-type="float">
            <text:p>49.7716847153431</text:p>
          </table:table-cell>
          <table:table-cell table:formula="of:=0.1/[.$F169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170]+[.$B169])/2" office:value-type="float" office:value="46.2245929733689" calcext:value-type="float">
            <text:p>46.2245929733689</text:p>
          </table:table-cell>
          <table:table-cell table:formula="of:=0.1/[.$F170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71]+[.$B170])/2" office:value-type="float" office:value="38.9691345016601" calcext:value-type="float">
            <text:p>38.9691345016601</text:p>
          </table:table-cell>
          <table:table-cell table:formula="of:=0.1/[.$F171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172]+[.$B171])/2" office:value-type="float" office:value="29.9020686013058" calcext:value-type="float">
            <text:p>29.9020686013058</text:p>
          </table:table-cell>
          <table:table-cell table:formula="of:=0.1/[.$F172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73]+[.$B172])/2" office:value-type="float" office:value="12.3858423576716" calcext:value-type="float">
            <text:p>12.3858423576716</text:p>
          </table:table-cell>
          <table:table-cell table:formula="of:=0.1/[.$F173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4]+[.$B173])/2" office:value-type="float" office:value="10" calcext:value-type="float">
            <text:p>10</text:p>
          </table:table-cell>
          <table:table-cell table:formula="of:=0.1/[.$F174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5]+[.$B174])/2" office:value-type="float" office:value="20" calcext:value-type="float">
            <text:p>20</text:p>
          </table:table-cell>
          <table:table-cell table:formula="of:=0.1/[.$F17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6]+[.$B175])/2" office:value-type="float" office:value="20" calcext:value-type="float">
            <text:p>20</text:p>
          </table:table-cell>
          <table:table-cell table:formula="of:=0.1/[.$F17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7]+[.$B176])/2" office:value-type="float" office:value="25.9188281889431" calcext:value-type="float">
            <text:p>25.9188281889431</text:p>
          </table:table-cell>
          <table:table-cell table:formula="of:=0.1/[.$F177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31.8376563778863" calcext:value-type="float">
            <text:p>31.8376563778863</text:p>
          </table:table-cell>
          <table:table-cell table:number-columns-repeated="3"/>
          <table:table-cell table:formula="of:=([.$B178]+[.$B177])/2" office:value-type="float" office:value="31.8376563778863" calcext:value-type="float">
            <text:p>31.8376563778863</text:p>
          </table:table-cell>
          <table:table-cell table:formula="of:=0.1/[.$F178]*60" office:value-type="float" office:value="0.18845608259556" calcext:value-type="float">
            <text:p>0.1884560825955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79]+[.$B178])/2" office:value-type="float" office:value="25.9188281889431" calcext:value-type="float">
            <text:p>25.9188281889431</text:p>
          </table:table-cell>
          <table:table-cell table:formula="of:=0.1/[.$F179]*60" office:value-type="float" office:value="0.231491946945332" calcext:value-type="float">
            <text:p>0.231491946945332</text:p>
          </table:table-cell>
          <table:table-cell/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0]+[.$B179])/2" office:value-type="float" office:value="20" calcext:value-type="float">
            <text:p>20</text:p>
          </table:table-cell>
          <table:table-cell table:formula="of:=0.1/[.$F180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181]+[.$B180])/2" office:value-type="float" office:value="10" calcext:value-type="float">
            <text:p>10</text:p>
          </table:table-cell>
          <table:table-cell table:formula="of:=0.1/[.$F181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2]+[.$B181])/2" office:value-type="float" office:value="10" calcext:value-type="float">
            <text:p>10</text:p>
          </table:table-cell>
          <table:table-cell table:formula="of:=0.1/[.$F182]*60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3]+[.$B182])/2" office:value-type="float" office:value="20" calcext:value-type="float">
            <text:p>20</text:p>
          </table:table-cell>
          <table:table-cell table:formula="of:=0.1/[.$F183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4]+[.$B183])/2" office:value-type="float" office:value="20" calcext:value-type="float">
            <text:p>20</text:p>
          </table:table-cell>
          <table:table-cell table:formula="of:=0.1/[.$F184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5]+[.$B184])/2" office:value-type="float" office:value="20" calcext:value-type="float">
            <text:p>20</text:p>
          </table:table-cell>
          <table:table-cell table:formula="of:=0.1/[.$F185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6]+[.$B185])/2" office:value-type="float" office:value="20" calcext:value-type="float">
            <text:p>20</text:p>
          </table:table-cell>
          <table:table-cell table:formula="of:=0.1/[.$F186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([.$B187]+[.$B186])/2" office:value-type="float" office:value="20" calcext:value-type="float">
            <text:p>20</text:p>
          </table:table-cell>
          <table:table-cell table:formula="of:=0.1/[.$F187]*60"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8]+[.$B187])/2" office:value-type="float" office:value="17.5" calcext:value-type="float">
            <text:p>17.5</text:p>
          </table:table-cell>
          <table:table-cell table:formula="of:=0.1/[.$F188]*60" office:value-type="float" office:value="0.342857142857143" calcext:value-type="float">
            <text:p>0.34285714285714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89]+[.$B188])/2" office:value-type="float" office:value="15" calcext:value-type="float">
            <text:p>15</text:p>
          </table:table-cell>
          <table:table-cell table:formula="of:=0.1/[.$F189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0]+[.$B189])/2" office:value-type="float" office:value="15" calcext:value-type="float">
            <text:p>15</text:p>
          </table:table-cell>
          <table:table-cell table:formula="of:=0.1/[.$F190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([.$B191]+[.$B190])/2" office:value-type="float" office:value="15" calcext:value-type="float">
            <text:p>15</text:p>
          </table:table-cell>
          <table:table-cell table:formula="of:=0.1/[.$F191]*60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8.9592189749027" calcext:value-type="float">
            <text:p>28.9592189749027</text:p>
          </table:table-cell>
          <table:table-cell table:number-columns-repeated="3"/>
          <table:table-cell table:formula="of:=([.$B192]+[.$B191])/2" office:value-type="float" office:value="21.9796094874513" calcext:value-type="float">
            <text:p>21.9796094874513</text:p>
          </table:table-cell>
          <table:table-cell table:formula="of:=0.1/[.$F192]*60" office:value-type="float" office:value="0.272980282175875" calcext:value-type="float">
            <text:p>0.272980282175875</text:p>
          </table:table-cell>
          <table:table-cell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38.1086962158603" calcext:value-type="float">
            <text:p>38.1086962158603</text:p>
          </table:table-cell>
          <table:table-cell table:number-columns-repeated="3"/>
          <table:table-cell table:formula="of:=([.$B193]+[.$B192])/2" office:value-type="float" office:value="33.5339575953815" calcext:value-type="float">
            <text:p>33.5339575953815</text:p>
          </table:table-cell>
          <table:table-cell table:formula="of:=0.1/[.$F193]*60" office:value-type="float" office:value="0.178923110489838" calcext:value-type="float">
            <text:p>0.178923110489838</text:p>
          </table:table-cell>
          <table:table-cell/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4]+[.$B193])/2" office:value-type="float" office:value="39.0543481079302" calcext:value-type="float">
            <text:p>39.0543481079302</text:p>
          </table:table-cell>
          <table:table-cell table:formula="of:=0.1/[.$F194]*60" office:value-type="float" office:value="0.15363206123473" calcext:value-type="float">
            <text:p>0.15363206123473</text:p>
          </table:table-cell>
          <table:table-cell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([.$B195]+[.$B194])/2" office:value-type="float" office:value="40" calcext:value-type="float">
            <text:p>40</text:p>
          </table:table-cell>
          <table:table-cell table:formula="of:=0.1/[.$F195]*60"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47.0492971641061" calcext:value-type="float">
            <text:p>47.0492971641061</text:p>
          </table:table-cell>
          <table:table-cell table:number-columns-repeated="3"/>
          <table:table-cell table:formula="of:=([.$B196]+[.$B195])/2" office:value-type="float" office:value="43.5246485820531" calcext:value-type="float">
            <text:p>43.5246485820531</text:p>
          </table:table-cell>
          <table:table-cell table:formula="of:=0.1/[.$F196]*60" office:value-type="float" office:value="0.137852922320297" calcext:value-type="float">
            <text:p>0.137852922320297</text:p>
          </table:table-cell>
          <table:table-cell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7]+[.$B196])/2" office:value-type="float" office:value="44.7746485820531" calcext:value-type="float">
            <text:p>44.7746485820531</text:p>
          </table:table-cell>
          <table:table-cell table:formula="of:=0.1/[.$F197]*60" office:value-type="float" office:value="0.134004401821368" calcext:value-type="float">
            <text:p>0.134004401821368</text:p>
          </table:table-cell>
          <table:table-cell/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42.5" calcext:value-type="float">
            <text:p>42.5</text:p>
          </table:table-cell>
          <table:table-cell table:number-columns-repeated="3"/>
          <table:table-cell table:formula="of:=([.$B198]+[.$B197])/2" office:value-type="float" office:value="42.5" calcext:value-type="float">
            <text:p>42.5</text:p>
          </table:table-cell>
          <table:table-cell table:formula="of:=0.1/[.$F198]*60" office:value-type="float" office:value="0.141176470588235" calcext:value-type="float">
            <text:p>0.14117647058823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199]+[.$B198])/2" office:value-type="float" office:value="38.7662262436343" calcext:value-type="float">
            <text:p>38.7662262436343</text:p>
          </table:table-cell>
          <table:table-cell table:formula="of:=0.1/[.$F199]*60" office:value-type="float" office:value="0.154773899380656" calcext:value-type="float">
            <text:p>0.154773899380656</text:p>
          </table:table-cell>
          <table:table-cell/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0]+[.$B199])/2" office:value-type="float" office:value="29.9020686013058" calcext:value-type="float">
            <text:p>29.9020686013058</text:p>
          </table:table-cell>
          <table:table-cell table:formula="of:=0.1/[.$F200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01]+[.$B200])/2" office:value-type="float" office:value="12.3858423576716" calcext:value-type="float">
            <text:p>12.3858423576716</text:p>
          </table:table-cell>
          <table:table-cell table:formula="of:=0.1/[.$F201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02]+[.$B201])/2" office:value-type="float" office:value="12.3858423576716" calcext:value-type="float">
            <text:p>12.3858423576716</text:p>
          </table:table-cell>
          <table:table-cell table:formula="of:=0.1/[.$F202]*60" office:value-type="float" office:value="0.484424056655599" calcext:value-type="float">
            <text:p>0.484424056655599</text:p>
          </table:table-cell>
          <table:table-cell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35.0324524872685" calcext:value-type="float">
            <text:p>35.0324524872685</text:p>
          </table:table-cell>
          <table:table-cell table:number-columns-repeated="3"/>
          <table:table-cell table:formula="of:=([.$B203]+[.$B202])/2" office:value-type="float" office:value="29.9020686013058" calcext:value-type="float">
            <text:p>29.9020686013058</text:p>
          </table:table-cell>
          <table:table-cell table:formula="of:=0.1/[.$F203]*60" office:value-type="float" office:value="0.200655014206542" calcext:value-type="float">
            <text:p>0.200655014206542</text:p>
          </table:table-cell>
          <table:table-cell/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42.9058165160517" calcext:value-type="float">
            <text:p>42.9058165160517</text:p>
          </table:table-cell>
          <table:table-cell table:number-columns-repeated="3"/>
          <table:table-cell table:formula="of:=([.$B204]+[.$B203])/2" office:value-type="float" office:value="38.9691345016601" calcext:value-type="float">
            <text:p>38.9691345016601</text:p>
          </table:table-cell>
          <table:table-cell table:formula="of:=0.1/[.$F204]*60" office:value-type="float" office:value="0.153968007673981" calcext:value-type="float">
            <text:p>0.153968007673981</text:p>
          </table:table-cell>
          <table:table-cell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49.5433694306862" calcext:value-type="float">
            <text:p>49.5433694306862</text:p>
          </table:table-cell>
          <table:table-cell table:number-columns-repeated="3"/>
          <table:table-cell table:formula="of:=([.$B205]+[.$B204])/2" office:value-type="float" office:value="46.2245929733689" calcext:value-type="float">
            <text:p>46.2245929733689</text:p>
          </table:table-cell>
          <table:table-cell table:formula="of:=0.1/[.$F205]*60" office:value-type="float" office:value="0.129801034775076" calcext:value-type="float">
            <text:p>0.129801034775076</text:p>
          </table:table-cell>
          <table:table-cell/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6]+[.$B205])/2" office:value-type="float" office:value="49.7716847153431" calcext:value-type="float">
            <text:p>49.7716847153431</text:p>
          </table:table-cell>
          <table:table-cell table:formula="of:=0.1/[.$F206]*60" office:value-type="float" office:value="0.120550470298836" calcext:value-type="float">
            <text:p>0.120550470298836</text:p>
          </table:table-cell>
          <table:table-cell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7]+[.$B206])/2" office:value-type="float" office:value="50" calcext:value-type="float">
            <text:p>50</text:p>
          </table:table-cell>
          <table:table-cell table:formula="of:=0.1/[.$F207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8]+[.$B207])/2" office:value-type="float" office:value="50" calcext:value-type="float">
            <text:p>50</text:p>
          </table:table-cell>
          <table:table-cell table:formula="of:=0.1/[.$F208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09]+[.$B208])/2" office:value-type="float" office:value="50" calcext:value-type="float">
            <text:p>50</text:p>
          </table:table-cell>
          <table:table-cell table:formula="of:=0.1/[.$F209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0]+[.$B209])/2" office:value-type="float" office:value="50" calcext:value-type="float">
            <text:p>50</text:p>
          </table:table-cell>
          <table:table-cell table:formula="of:=0.1/[.$F210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1]+[.$B210])/2" office:value-type="float" office:value="50" calcext:value-type="float">
            <text:p>50</text:p>
          </table:table-cell>
          <table:table-cell table:formula="of:=0.1/[.$F211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2]+[.$B211])/2" office:value-type="float" office:value="50" calcext:value-type="float">
            <text:p>50</text:p>
          </table:table-cell>
          <table:table-cell table:formula="of:=0.1/[.$F212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3]+[.$B212])/2" office:value-type="float" office:value="50" calcext:value-type="float">
            <text:p>50</text:p>
          </table:table-cell>
          <table:table-cell table:formula="of:=0.1/[.$F213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4]+[.$B213])/2" office:value-type="float" office:value="50" calcext:value-type="float">
            <text:p>50</text:p>
          </table:table-cell>
          <table:table-cell table:formula="of:=0.1/[.$F214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5]+[.$B214])/2" office:value-type="float" office:value="50" calcext:value-type="float">
            <text:p>50</text:p>
          </table:table-cell>
          <table:table-cell table:formula="of:=0.1/[.$F215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([.$B216]+[.$B215])/2" office:value-type="float" office:value="50" calcext:value-type="float">
            <text:p>50</text:p>
          </table:table-cell>
          <table:table-cell table:formula="of:=0.1/[.$F216]*60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49.6579207267994" calcext:value-type="float">
            <text:p>49.6579207267994</text:p>
          </table:table-cell>
          <table:table-cell table:number-columns-repeated="3"/>
          <table:table-cell table:formula="of:=([.$B217]+[.$B216])/2" office:value-type="float" office:value="49.8289603633997" calcext:value-type="float">
            <text:p>49.8289603633997</text:p>
          </table:table-cell>
          <table:table-cell table:formula="of:=0.1/[.$F217]*60" office:value-type="float" office:value="0.12041190416662" calcext:value-type="float">
            <text:p>0.12041190416662</text:p>
          </table:table-cell>
          <table:table-cell/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43.0380381438644" calcext:value-type="float">
            <text:p>43.0380381438644</text:p>
          </table:table-cell>
          <table:table-cell table:number-columns-repeated="3"/>
          <table:table-cell table:formula="of:=([.$B218]+[.$B217])/2" office:value-type="float" office:value="46.3479794353319" calcext:value-type="float">
            <text:p>46.3479794353319</text:p>
          </table:table-cell>
          <table:table-cell table:formula="of:=0.1/[.$F218]*60" office:value-type="float" office:value="0.129455481621839" calcext:value-type="float">
            <text:p>0.12945548162183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5.1942660619079" calcext:value-type="float">
            <text:p>35.1942660619079</text:p>
          </table:table-cell>
          <table:table-cell table:number-columns-repeated="3"/>
          <table:table-cell table:formula="of:=([.$B219]+[.$B218])/2" office:value-type="float" office:value="39.1161521028862" calcext:value-type="float">
            <text:p>39.1161521028862</text:p>
          </table:table-cell>
          <table:table-cell table:formula="of:=0.1/[.$F219]*60" office:value-type="float" office:value="0.153389320713816" calcext:value-type="float">
            <text:p>0.153389320713816</text:p>
          </table:table-cell>
          <table:table-cell/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([.$B220]+[.$B219])/2" office:value-type="float" office:value="30.097133030954" calcext:value-type="float">
            <text:p>30.097133030954</text:p>
          </table:table-cell>
          <table:table-cell table:formula="of:=0.1/[.$F220]*60" office:value-type="float" office:value="0.199354536321755" calcext:value-type="float">
            <text:p>0.199354536321755</text:p>
          </table:table-cell>
          <table:table-cell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4.7716847153431" calcext:value-type="float">
            <text:p>24.7716847153431</text:p>
          </table:table-cell>
          <table:table-cell table:number-columns-repeated="3"/>
          <table:table-cell table:formula="of:=([.$B221]+[.$B220])/2" office:value-type="float" office:value="24.8858423576716" calcext:value-type="float">
            <text:p>24.8858423576716</text:p>
          </table:table-cell>
          <table:table-cell table:formula="of:=0.1/[.$F221]*60" office:value-type="float" office:value="0.241100940597672" calcext:value-type="float">
            <text:p>0.241100940597672</text:p>
          </table:table-cell>
          <table:table-cell/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$B222]+[.$B221])/2" office:value-type="float" office:value="12.3858423576716" calcext:value-type="float">
            <text:p>12.3858423576716</text:p>
          </table:table-cell>
          <table:table-cell table:formula="of:=0.1/[.$F222]*60" office:value-type="float" office:value="0.484424056655599" calcext:value-type="float">
            <text:p>0.4844240566555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2">00/00/0000</text:date>, <text:time style:data-style-name="N2" text:time-value="13:18:39.1396747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00:03:05.037436299</dc:date>
    <meta:editing-duration>PT2H25M43S</meta:editing-duration>
    <meta:editing-cycles>20</meta:editing-cycles>
    <meta:generator>LibreOffice/5.2.7.2$Linux_X86_64 LibreOffice_project/20m0$Build-2</meta:generator>
    <meta:document-statistic meta:table-count="2" meta:cell-count="21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9cm" svg:height="16.689cm" xlink:href=".." xlink:type="simple" chart:class="chart:scatter" chart:style-name="ch1">
        <chart:title svg:x="20.716cm" svg:y="0.469cm" chart:style-name="ch2">
          <text:p>Sprinter Maximum Speeds</text:p>
        </chart:title>
        <chart:legend chart:legend-position="end" svg:x="44.569cm" svg:y="7.796cm" style:legend-expansion="high" chart:style-name="ch3"/>
        <chart:plot-area chart:style-name="ch4" table:cell-range-address="maxspeeds3.A2:maxspeeds3.B222 maxspeeds3.D2:maxspeeds3.D81" chart:data-source-has-labels="row" svg:x="1.947cm" svg:y="1.581cm" svg:width="41.686cm" svg:height="13.794cm">
          <chartooo:coordinate-region svg:x="2.568cm" svg:y="1.78cm" svg:width="40.785cm" svg:height="12.948cm"/>
          <chart:axis chart:dimension="x" chart:name="primary-x" chart:style-name="ch5">
            <chart:title svg:x="22.495cm" svg:y="15.708cm" chart:style-name="ch6">
              <text:p>MP</text:p>
            </chart:title>
            <chart:grid chart:style-name="ch7" chart:class="major"/>
          </chart:axis>
          <chart:axis chart:dimension="y" chart:name="primary-y" chart:style-name="ch8">
            <chart:title svg:x="0.451cm" svg:y="9.475cm" chart:style-name="ch9">
              <text:p>Speed (mph)</text:p>
            </chart:title>
            <chart:grid chart:style-name="ch7" chart:class="major"/>
          </chart:axis>
          <chart:series chart:style-name="ch10" chart:values-cell-range-address="maxspeeds3.B2:maxspeeds3.B222" loext:label-string="&quot;speed&quot;" chart:class="chart:scatter">
            <chart:domain table:cell-range-address="maxspeeds3.A2:maxspeeds3.A222"/>
            <chart:data-point chart:repeated="221"/>
          </chart:series>
          <chart:series chart:style-name="ch11" chart:values-cell-range-address="maxspeeds3.D2:maxspeeds3.D81" loext:label-string="&quot;limit&quot;" chart:class="chart:scatter">
            <chart:domain table:cell-range-address="maxspeeds3.C2:maxspeeds3.C81"/>
            <chart:data-point chart:repeated="8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3">
                <text:p>99.3</text:p>
                <draw:g>
                  <svg:desc>maxspeeds3.A2:maxspeeds3.A222</svg:desc>
                </draw:g>
              </table:table-cell>
              <table:table-cell office:value-type="float" office:value="0">
                <text:p>0</text:p>
                <draw:g>
                  <svg:desc>maxspeeds3.B2:maxspeeds3.B222</svg:desc>
                </draw:g>
              </table:table-cell>
              <table:table-cell office:value-type="float" office:value="99.3">
                <text:p>99.3</text:p>
                <draw:g>
                  <svg:desc>maxspeeds3.C2:maxspeeds3.C81</svg:desc>
                </draw:g>
              </table:table-cell>
              <table:table-cell office:value-type="float" office:value="0">
                <text:p>0</text:p>
                <draw:g>
                  <svg:desc>maxspeeds3.D2:maxspeeds3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.3">
                <text:p>100.3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.4">
                <text:p>101.4</text:p>
              </table:table-cell>
              <table:table-cell office:value-type="float" office:value="30">
                <text:p>30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.6">
                <text:p>101.6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1.7">
                <text:p>101.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.8">
                <text:p>101.8</text:p>
              </table:table-cell>
              <table:table-cell office:value-type="float" office:value="50">
                <text:p>5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">
                <text:p>101.9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.5">
                <text:p>102.5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.6">
                <text:p>102.6</text:p>
              </table:table-cell>
              <table:table-cell office:value-type="float" office:value="50">
                <text:p>5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.7">
                <text:p>102.7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.8">
                <text:p>102.8</text:p>
              </table:table-cell>
              <table:table-cell office:value-type="float" office:value="50">
                <text:p>50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3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1">
                <text:p>103.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.8">
                <text:p>103.8</text:p>
              </table:table-cell>
              <table:table-cell office:value-type="float" office:value="50">
                <text:p>50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.9">
                <text:p>103.9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50">
                <text:p>50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4.2">
                <text:p>104.2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3">
                <text:p>104.3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.4">
                <text:p>104.4</text:p>
              </table:table-cell>
              <table:table-cell office:value-type="float" office:value="50">
                <text:p>5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.5">
                <text:p>104.5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5.1">
                <text:p>105.1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5.2">
                <text:p>105.2</text:p>
              </table:table-cell>
              <table:table-cell office:value-type="float" office:value="50">
                <text:p>5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.3">
                <text:p>105.3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5.4">
                <text:p>105.4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5.6">
                <text:p>105.6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.7">
                <text:p>105.7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5.8">
                <text:p>105.8</text:p>
              </table:table-cell>
              <table:table-cell office:value-type="float" office:value="50">
                <text:p>5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5.9">
                <text:p>105.9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7.3">
                <text:p>107.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7.4">
                <text:p>107.4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7.6">
                <text:p>107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7.7">
                <text:p>107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.9">
                <text:p>108.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.2">
                <text:p>109.2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9.3">
                <text:p>10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9.4">
                <text:p>10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.5">
                <text:p>10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">
                <text:p>112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.1">
                <text:p>112.1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.2">
                <text:p>112.2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2.5">
                <text:p>1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4.8">
                <text:p>114.8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5">
                <text:p>1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2">
                <text:p>115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5.3">
                <text:p>115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5.4">
                <text:p>115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5.5">
                <text:p>115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6.1">
                <text:p>116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.2">
                <text:p>116.2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6.3">
                <text:p>116.3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.4">
                <text:p>116.4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9">
                <text:p>119</text:p>
              </table:table-cell>
              <table:table-cell office:value-type="float" office:value="49.1923404976462">
                <text:p>49.1923404976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9.1">
                <text:p>119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.3">
                <text:p>119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9.4">
                <text:p>119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9.5">
                <text:p>119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9.6">
                <text:p>119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837cm" svg:height="16.682cm" xlink:href=".." xlink:type="simple" chart:class="chart:scatter" chart:style-name="ch1">
        <chart:title svg:x="20.715cm" svg:y="0.469cm" chart:style-name="ch2">
          <text:p>Sprinter Maximum Speeds</text:p>
        </chart:title>
        <chart:legend chart:legend-position="end" svg:x="44.567cm" svg:y="7.793cm" style:legend-expansion="high" chart:style-name="ch3"/>
        <chart:plot-area chart:style-name="ch4" table:cell-range-address="'with stations'.D2:'with stations'.D114 'with stations'.A2:'with stations'.B234" chart:data-source-has-labels="both" svg:x="1.947cm" svg:y="1.581cm" svg:width="41.684cm" svg:height="13.787cm">
          <chartooo:coordinate-region svg:x="2.568cm" svg:y="1.78cm" svg:width="40.783cm" svg:height="12.941cm"/>
          <chart:axis chart:dimension="x" chart:name="primary-x" chart:style-name="ch5" chartooo:axis-type="auto">
            <chart:title svg:x="22.494cm" svg:y="15.701cm" chart:style-name="ch6">
              <text:p>MP</text:p>
            </chart:title>
            <chart:categories table:cell-range-address="'with stations'.D2:'with stations'.D114"/>
            <chart:grid chart:style-name="ch7" chart:class="major"/>
          </chart:axis>
          <chart:axis chart:dimension="y" chart:name="primary-y" chart:style-name="ch8">
            <chart:title svg:x="0.451cm" svg:y="9.471cm" chart:style-name="ch9">
              <text:p>Speed (mph)</text:p>
            </chart:title>
            <chart:grid chart:style-name="ch7" chart:class="major"/>
          </chart:axis>
          <chart:series chart:style-name="ch10" chart:values-cell-range-address="'with stations'.B2:'with stations'.B234" loext:label-string="&quot;speed&quot;" chart:class="chart:scatter">
            <chart:domain table:cell-range-address="'with stations'.A2:'with stations'.A234"/>
            <chart:data-point chart:repeated="233"/>
          </chart:series>
          <chart:series chart:style-name="ch11" chart:values-cell-range-address="'with stations'.D2:'with stations'.D114" loext:label-string="&quot;limit&quot;" chart:class="chart:scatter">
            <chart:domain table:cell-range-address="'with stations'.C2:'with stations'.C114"/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</text:p>
              </table:table-cell>
              <table:table-cell office:value-type="string">
                <text:p>Column C</text:p>
              </table:table-cell>
              <table:table-cell office:value-type="string">
                <text:p>limit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  <table:table-cell office:value-type="float" office:value="99.3">
                <text:p>99.3</text:p>
                <draw:g>
                  <svg:desc>'with stations'.A2:'with stations'.A234</svg:desc>
                </draw:g>
              </table:table-cell>
              <table:table-cell office:value-type="float" office:value="0">
                <text:p>0</text:p>
                <draw:g>
                  <svg:desc>'with stations'.B2:'with stations'.B234</svg:desc>
                </draw:g>
              </table:table-cell>
              <table:table-cell office:value-type="float" office:value="99.3">
                <text:p>99.3</text:p>
                <draw:g>
                  <svg:desc>'with stations'.C2:'with stations'.C114</svg:desc>
                </draw:g>
              </table:table-cell>
              <table:table-cell office:value-type="float" office:value="0">
                <text:p>0</text:p>
                <draw:g>
                  <svg:desc>'with stations'.D2:'with stations'.D114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4">
                <text:p>99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99.3">
                <text:p>99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  <table:table-cell office:value-type="float" office:value="99.5">
                <text:p>99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6">
                <text:p>99.6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99.5">
                <text:p>99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9.7">
                <text:p>99.7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100.1">
                <text:p>100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8">
                <text:p>99.8</text:p>
              </table:table-cell>
              <table:table-cell office:value-type="float" office:value="47.3382413161821">
                <text:p>47.3382413161821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9.9">
                <text:p>99.9</text:p>
              </table:table-cell>
              <table:table-cell office:value-type="float" office:value="40.3394686042433">
                <text:p>40.3394686042433</text:p>
              </table:table-cell>
              <table:table-cell office:value-type="float" office:value="100.2">
                <text:p>100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1">
                <text:p>100.1</text:p>
              </table:table-cell>
              <table:table-cell office:value-type="float" office:value="20">
                <text:p>20</text:p>
              </table:table-cell>
              <table:table-cell office:value-type="float" office:value="100.2">
                <text:p>100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0.2">
                <text:p>100.2</text:p>
              </table:table-cell>
              <table:table-cell office:value-type="float" office:value="0">
                <text:p>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3">
                <text:p>100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0.4">
                <text:p>100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4">
                <text:p>100.4</text:p>
              </table:table-cell>
              <table:table-cell office:value-type="float" office:value="25">
                <text:p>2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5">
                <text:p>100.5</text:p>
              </table:table-cell>
              <table:table-cell office:value-type="float" office:value="30">
                <text:p>30</text:p>
              </table:table-cell>
              <table:table-cell office:value-type="float" office:value="100.6">
                <text:p>100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0.6">
                <text:p>100.6</text:p>
              </table:table-cell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7">
                <text:p>100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0.9">
                <text:p>100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8">
                <text:p>100.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.9">
                <text:p>100.9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">
                <text:p>101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01.5">
                <text:p>10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1">
                <text:p>101.1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2">
                <text:p>101.2</text:p>
              </table:table-cell>
              <table:table-cell office:value-type="float" office:value="30">
                <text:p>30</text:p>
              </table:table-cell>
              <table:table-cell office:value-type="float" office:value="101.5">
                <text:p>10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3">
                <text:p>101.3</text:p>
              </table:table-cell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1.4">
                <text:p>101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5">
                <text:p>101.5</text:p>
              </table:table-cell>
              <table:table-cell office:value-type="float" office:value="0">
                <text:p>0</text:p>
              </table:table-cell>
              <table:table-cell office:value-type="float" office:value="102.9">
                <text:p>102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1.6">
                <text:p>101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3.3">
                <text:p>10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7">
                <text:p>101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1.8">
                <text:p>101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1.9">
                <text:p>101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3.4">
                <text:p>10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2">
                <text:p>102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1">
                <text:p>102.1</text:p>
              </table:table-cell>
              <table:table-cell office:value-type="float" office:value="50">
                <text:p>50</text:p>
              </table:table-cell>
              <table:table-cell office:value-type="float" office:value="103.6">
                <text:p>10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2">
                <text:p>102.2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3">
                <text:p>102.3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4">
                <text:p>102.4</text:p>
              </table:table-cell>
              <table:table-cell office:value-type="float" office:value="50">
                <text:p>50</text:p>
              </table:table-cell>
              <table:table-cell office:value-type="float" office:value="104.1">
                <text:p>104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5">
                <text:p>102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2.6">
                <text:p>102.6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7">
                <text:p>102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5.5">
                <text:p>105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.8">
                <text:p>102.8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4">
                <text:p>10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2.9">
                <text:p>102.9</text:p>
              </table:table-cell>
              <table:table-cell office:value-type="float" office:value="0">
                <text:p>0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1">
                <text:p>103.1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6.8">
                <text:p>106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2">
                <text:p>103.2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2">
                <text:p>107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3">
                <text:p>103.3</text:p>
              </table:table-cell>
              <table:table-cell office:value-type="float" office:value="30">
                <text:p>3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4">
                <text:p>103.4</text:p>
              </table:table-cell>
              <table:table-cell office:value-type="float" office:value="30">
                <text:p>3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3.5">
                <text:p>103.5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6">
                <text:p>103.6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3.7">
                <text:p>103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8">
                <text:p>103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7.9">
                <text:p>107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3.9">
                <text:p>103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8.5">
                <text:p>108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">
                <text:p>10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4.1">
                <text:p>104.1</text:p>
              </table:table-cell>
              <table:table-cell office:value-type="float" office:value="0">
                <text:p>0</text:p>
              </table:table-cell>
              <table:table-cell office:value-type="float" office:value="109.1">
                <text:p>109.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2">
                <text:p>104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3">
                <text:p>104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09.1">
                <text:p>109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4.4">
                <text:p>104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09.8">
                <text:p>109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5">
                <text:p>104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4.6">
                <text:p>104.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7">
                <text:p>104.7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4.8">
                <text:p>104.8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4.9">
                <text:p>104.9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5.1">
                <text:p>105.1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2">
                <text:p>105.2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0.3">
                <text:p>110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5.3">
                <text:p>10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4">
                <text:p>105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2">
                <text:p>111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5.5">
                <text:p>105.5</text:p>
              </table:table-cell>
              <table:table-cell office:value-type="float" office:value="0">
                <text:p>0</text:p>
              </table:table-cell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6">
                <text:p>105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1.3">
                <text:p>111.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5.7">
                <text:p>105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8">
                <text:p>105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1.6">
                <text:p>111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5.9">
                <text:p>105.9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2.3">
                <text:p>112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112.3">
                <text:p>11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1">
                <text:p>106.1</text:p>
              </table:table-cell>
              <table:table-cell office:value-type="float" office:value="50">
                <text:p>50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6.2">
                <text:p>106.2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3">
                <text:p>106.3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2.4">
                <text:p>112.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6.4">
                <text:p>106.4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5">
                <text:p>106.5</text:p>
              </table:table-cell>
              <table:table-cell office:value-type="float" office:value="30">
                <text:p>30</text:p>
              </table:table-cell>
              <table:table-cell office:value-type="float" office:value="113.2">
                <text:p>113.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6.6">
                <text:p>106.6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7">
                <text:p>106.7</text:p>
              </table:table-cell>
              <table:table-cell office:value-type="float" office:value="30">
                <text:p>30</text:p>
              </table:table-cell>
              <table:table-cell office:value-type="float" office:value="113.6">
                <text:p>113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6.8">
                <text:p>106.8</text:p>
              </table:table-cell>
              <table:table-cell office:value-type="float" office:value="30">
                <text:p>30</text:p>
              </table:table-cell>
              <table:table-cell office:value-type="float" office:value="114.7">
                <text:p>114.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6.9">
                <text:p>106.9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7">
                <text:p>107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4.9">
                <text:p>114.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1">
                <text:p>107.1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4.9">
                <text:p>114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2">
                <text:p>107.2</text:p>
              </table:table-cell>
              <table:table-cell office:value-type="float" office:value="40">
                <text:p>40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3">
                <text:p>107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4">
                <text:p>107.4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5.1">
                <text:p>115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5">
                <text:p>107.5</text:p>
              </table:table-cell>
              <table:table-cell office:value-type="float" office:value="0">
                <text:p>0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7.6">
                <text:p>107.6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7">
                <text:p>107.7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6.4">
                <text:p>116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7.8">
                <text:p>107.8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7.9">
                <text:p>107.9</text:p>
              </table:table-cell>
              <table:table-cell office:value-type="float" office:value="40">
                <text:p>40</text:p>
              </table:table-cell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1">
                <text:p>108.1</text:p>
              </table:table-cell>
              <table:table-cell office:value-type="float" office:value="50">
                <text:p>50</text:p>
              </table:table-cell>
              <table:table-cell office:value-type="float" office:value="116.7">
                <text:p>116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8.2">
                <text:p>108.2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3">
                <text:p>108.3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4">
                <text:p>108.4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8.5">
                <text:p>108.5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6">
                <text:p>108.6</text:p>
              </table:table-cell>
              <table:table-cell office:value-type="float" office:value="40">
                <text:p>40</text:p>
              </table:table-cell>
              <table:table-cell office:value-type="float" office:value="117.2">
                <text:p>117.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8.7">
                <text:p>108.7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8">
                <text:p>108.8</text:p>
              </table:table-cell>
              <table:table-cell office:value-type="float" office:value="40">
                <text:p>40</text:p>
              </table:table-cell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8.9">
                <text:p>108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">
                <text:p>109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2">
                <text:p>118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1">
                <text:p>109.1</text:p>
              </table:table-cell>
              <table:table-cell office:value-type="float" office:value="0">
                <text:p>0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2">
                <text:p>109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118.4">
                <text:p>118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9.3">
                <text:p>109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4">
                <text:p>109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118.6">
                <text:p>118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5">
                <text:p>109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118.8">
                <text:p>118.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6">
                <text:p>109.6</text:p>
              </table:table-cell>
              <table:table-cell office:value-type="float" office:value="46.1223668871484">
                <text:p>46.1223668871484</text:p>
              </table:table-cell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109.7">
                <text:p>109.7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8">
                <text:p>109.8</text:p>
              </table:table-cell>
              <table:table-cell office:value-type="float" office:value="30">
                <text:p>30</text:p>
              </table:table-cell>
              <table:table-cell office:value-type="float" office:value="118.9">
                <text:p>118.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9.9">
                <text:p>109.9</text:p>
              </table:table-cell>
              <table:table-cell office:value-type="float" office:value="30">
                <text:p>3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1">
                <text:p>110.1</text:p>
              </table:table-cell>
              <table:table-cell office:value-type="float" office:value="0">
                <text:p>0</text:p>
              </table:table-cell>
              <table:table-cell office:value-type="float" office:value="119.2">
                <text:p>119.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10.2">
                <text:p>110.2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3">
                <text:p>110.3</text:p>
              </table:table-cell>
              <table:table-cell office:value-type="float" office:value="20">
                <text:p>20</text:p>
              </table:table-cell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0.4">
                <text:p>110.4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0.5">
                <text:p>110.5</text:p>
              </table:table-cell>
              <table:table-cell office:value-type="float" office:value="25">
                <text:p>25</text:p>
              </table:table-cell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10.6">
                <text:p>110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7">
                <text:p>110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8">
                <text:p>110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.9">
                <text:p>110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1">
                <text:p>11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2">
                <text:p>111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3">
                <text:p>111.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4">
                <text:p>111.4</text:p>
              </table:table-cell>
              <table:table-cell office:value-type="float" office:value="38.9054798664194">
                <text:p>38.905479866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5">
                <text:p>111.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6">
                <text:p>111.6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7">
                <text:p>111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8">
                <text:p>111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.9">
                <text:p>111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">
                <text:p>112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1">
                <text:p>112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2">
                <text:p>112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3">
                <text:p>112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4">
                <text:p>1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5">
                <text:p>112.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6">
                <text:p>112.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7">
                <text:p>112.7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8">
                <text:p>112.8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.9">
                <text:p>112.9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1">
                <text:p>113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2">
                <text:p>113.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3">
                <text:p>113.3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4">
                <text:p>113.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5">
                <text:p>113.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6">
                <text:p>113.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7">
                <text:p>113.7</text:p>
              </table:table-cell>
              <table:table-cell office:value-type="float" office:value="42.8793232646734">
                <text:p>42.8793232646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8">
                <text:p>113.8</text:p>
              </table:table-cell>
              <table:table-cell office:value-type="float" office:value="49.5204273736882">
                <text:p>49.5204273736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.9">
                <text:p>113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1">
                <text:p>114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2">
                <text:p>114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3">
                <text:p>114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4">
                <text:p>114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5">
                <text:p>114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6">
                <text:p>114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7">
                <text:p>114.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8">
                <text:p>114.8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.9">
                <text:p>114.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">
                <text:p>115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1">
                <text:p>115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2">
                <text:p>115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3">
                <text:p>115.3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4">
                <text:p>115.4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5">
                <text:p>115.5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6">
                <text:p>115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7">
                <text:p>115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8">
                <text:p>115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.9">
                <text:p>115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">
                <text:p>11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1">
                <text:p>116.1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2">
                <text:p>116.2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3">
                <text:p>116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4">
                <text:p>11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5">
                <text:p>116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6">
                <text:p>116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7">
                <text:p>116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8">
                <text:p>116.8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.9">
                <text:p>116.9</text:p>
              </table:table-cell>
              <table:table-cell office:value-type="float" office:value="31.8376563778863">
                <text:p>31.837656377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1">
                <text:p>117.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2">
                <text:p>11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3">
                <text:p>117.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4">
                <text:p>117.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5">
                <text:p>117.5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7">
                <text:p>117.7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8">
                <text:p>117.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.9">
                <text:p>11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1">
                <text:p>118.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2">
                <text:p>118.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3">
                <text:p>118.3</text:p>
              </table:table-cell>
              <table:table-cell office:value-type="float" office:value="28.9592189749027">
                <text:p>28.9592189749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4">
                <text:p>118.4</text:p>
              </table:table-cell>
              <table:table-cell office:value-type="float" office:value="38.1086962158603">
                <text:p>38.10869621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5">
                <text:p>118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6">
                <text:p>118.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7">
                <text:p>118.7</text:p>
              </table:table-cell>
              <table:table-cell office:value-type="float" office:value="47.0492971641061">
                <text:p>47.0492971641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8">
                <text:p>118.8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.9">
                <text:p>118.9</text:p>
              </table:table-cell>
              <table:table-cell office:value-type="float" office:value="42.5">
                <text:p>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">
                <text:p>119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1">
                <text:p>119.1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2">
                <text:p>11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3">
                <text:p>119.3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4">
                <text:p>119.4</text:p>
              </table:table-cell>
              <table:table-cell office:value-type="float" office:value="35.0324524872685">
                <text:p>35.032452487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5">
                <text:p>119.5</text:p>
              </table:table-cell>
              <table:table-cell office:value-type="float" office:value="42.9058165160517">
                <text:p>42.905816516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6">
                <text:p>119.6</text:p>
              </table:table-cell>
              <table:table-cell office:value-type="float" office:value="49.5433694306862">
                <text:p>49.5433694306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7">
                <text:p>119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8">
                <text:p>119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.9">
                <text:p>119.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1">
                <text:p>120.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2">
                <text:p>120.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3">
                <text:p>12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4">
                <text:p>120.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5">
                <text:p>120.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6">
                <text:p>120.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7">
                <text:p>120.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8">
                <text:p>120.8</text:p>
              </table:table-cell>
              <table:table-cell office:value-type="float" office:value="49.6579207267994">
                <text:p>49.6579207267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.9">
                <text:p>120.9</text:p>
              </table:table-cell>
              <table:table-cell office:value-type="float" office:value="43.0380381438644">
                <text:p>43.0380381438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">
                <text:p>121</text:p>
              </table:table-cell>
              <table:table-cell office:value-type="float" office:value="35.1942660619079">
                <text:p>35.1942660619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1">
                <text:p>121.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2">
                <text:p>121.2</text:p>
              </table:table-cell>
              <table:table-cell office:value-type="float" office:value="24.7716847153431">
                <text:p>24.7716847153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.3">
                <text:p>12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